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24in" style:rel-column-width="709*"/>
    </style:style>
    <style:style style:name="Table1.B" style:family="table-column">
      <style:table-column-properties style:column-width="2.0236in" style:rel-column-width="2914*"/>
    </style:style>
    <style:style style:name="Table1.C" style:family="table-column">
      <style:table-column-properties style:column-width="4.409in" style:rel-column-width="634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Ungkam Basic" fo:font-size="10pt" fo:language="en" fo:country="US" style:font-size-asian="10pt" style:font-size-complex="10pt"/>
    </style:style>
    <style:style style:name="P2" style:family="paragraph" style:parent-style-name="Standard">
      <style:text-properties style:font-name="Times New Roman1" fo:font-size="10pt" fo:language="en" fo:country="US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#</text:p>
            </table:table-cell>
            <table:table-cell table:style-name="Table1.A1" office:value-type="string">
              <text:p text:style-name="P1">AP23/PCSL Tran</text:p>
            </table:table-cell>
            <table:table-cell table:style-name="Table1.C1" office:value-type="string">
              <text:p text:style-name="P1">AP23/PCSL Unicode Name</text:p>
            </table:table-cell>
          </table:table-row>
        </table:table-header-rows>
        <table:table-row>
          <table:table-cell table:style-name="Table1.A2" office:value-type="float" office:value="621">
            <text:p text:style-name="P1">621</text:p>
          </table:table-cell>
          <table:table-cell table:style-name="Table1.B2" office:value-type="string">
            <text:p text:style-name="P1">GIZZAL~x</text:p>
            <text:p text:style-name="P1">GIZZAL~v</text:p>
          </table:table-cell>
          <table:table-cell table:style-name="Table1.C2" office:value-type="string">
            <text:p text:style-name="P1">GIZZAL-X</text:p>
            <text:p text:style-name="P1">GIZZAL-V</text:p>
          </table:table-cell>
        </table:table-row>
        <table:table-row>
          <table:table-cell table:style-name="Table1.A2" office:value-type="float" office:value="678">
            <text:p text:style-name="P1">678</text:p>
          </table:table-cell>
          <table:table-cell table:style-name="Table1.B2" office:value-type="string">
            <text:p text:style-name="P1">ISZ~b</text:p>
            <text:p text:style-name="P1">IŠ~b~v1</text:p>
          </table:table-cell>
          <table:table-cell table:style-name="Table1.C2" office:value-type="string">
            <text:p text:style-name="P1">ISH-B</text:p>
            <text:p text:style-name="P1">ISH-B VARIANT 1</text:p>
          </table:table-cell>
        </table:table-row>
        <table:table-row>
          <table:table-cell table:style-name="Table1.A2" office:value-type="float" office:value="678.1">
            <text:p text:style-name="P1">678.1</text:p>
          </table:table-cell>
          <table:table-cell table:style-name="Table1.B2" office:value-type="string">
            <text:p text:style-name="P1">ISZ~b</text:p>
            <text:p text:style-name="P1">IŠ~b</text:p>
          </table:table-cell>
          <table:table-cell table:style-name="Table1.C2" office:value-type="string">
            <text:p text:style-name="P1">ISH-B VARIANT 1</text:p>
            <text:p text:style-name="P1">ISH-B</text:p>
          </table:table-cell>
        </table:table-row>
        <table:table-row>
          <table:table-cell table:style-name="Table1.A2" office:value-type="float" office:value="871">
            <text:p text:style-name="P1">871</text:p>
          </table:table-cell>
          <table:table-cell table:style-name="Table1.B2" office:value-type="string">
            <text:p text:style-name="P1">NERGAL~x</text:p>
            <text:p text:style-name="P1">NERGAL~v</text:p>
          </table:table-cell>
          <table:table-cell table:style-name="Table1.C2" office:value-type="string">
            <text:p text:style-name="P1">NERGAL-X</text:p>
            <text:p text:style-name="P1">NERGAL-V</text:p>
          </table:table-cell>
        </table:table-row>
        <table:table-row>
          <table:table-cell table:style-name="Table1.A2" office:value-type="float" office:value="1196">
            <text:p text:style-name="P1">1196</text:p>
          </table:table-cell>
          <table:table-cell table:style-name="Table1.B2" office:value-type="string">
            <text:p text:style-name="P1">ZA~x</text:p>
            <text:p text:style-name="P1">ZA~v</text:p>
          </table:table-cell>
          <table:table-cell table:style-name="Table1.C2" office:value-type="string">
            <text:p text:style-name="P1">ZA-X</text:p>
            <text:p text:style-name="P1">ZA-V</text:p>
          </table:table-cell>
        </table:table-row>
        <table:table-row>
          <table:table-cell table:style-name="Table1.A2" office:value-type="float" office:value="1462.1">
            <text:p text:style-name="P1">1462.1</text:p>
          </table:table-cell>
          <table:table-cell table:style-name="Table1.B2" office:value-type="string">
            <text:p text:style-name="P1">|1(N57).SZUBUR|</text:p>
            <text:p text:style-name="P1">|1(N57).ŠUBUR~v1|</text:p>
          </table:table-cell>
          <table:table-cell table:style-name="Table1.C2" office:value-type="string">
            <text:p text:style-name="P1">ONE-N57 VARIANT 1 BESIDE SHUBUR VARIANT 1</text:p>
            <text:p text:style-name="P1">ONE-N57 BESIDE SHUBUR VARIANT 1</text:p>
          </table:table-cell>
        </table:table-row>
        <table:table-row>
          <table:table-cell table:style-name="Table1.A2" office:value-type="float" office:value="1491">
            <text:p text:style-name="P1">1491</text:p>
          </table:table-cell>
          <table:table-cell table:style-name="Table1.B2" office:value-type="string">
            <text:p text:style-name="P1">|AxEN~a|</text:p>
            <text:p text:style-name="P1">|A×EN~a~v2|</text:p>
          </table:table-cell>
          <table:table-cell table:style-name="Table1.C2" office:value-type="string">
            <text:p text:style-name="P1">A TIMES EN-A</text:p>
            <text:p text:style-name="P1">A TIMES EN-A VARIANT 2</text:p>
          </table:table-cell>
        </table:table-row>
        <table:table-row>
          <table:table-cell table:style-name="Table1.A2" office:value-type="float" office:value="1505.1">
            <text:p text:style-name="P1">1505.1</text:p>
          </table:table-cell>
          <table:table-cell table:style-name="Table1.B2" office:value-type="string">
            <text:p text:style-name="P1">|AB2x2(N14)|</text:p>
            <text:p text:style-name="P1">|AB₂~v2×2(N14)|</text:p>
          </table:table-cell>
          <table:table-cell table:style-name="Table1.C2" office:value-type="string">
            <text:p text:style-name="P1">AB2 TIMES TWO-N14 VARIANT 1</text:p>
            <text:p text:style-name="P1">AB2 VARIANT 2 TIMES TWO-N14</text:p>
          </table:table-cell>
        </table:table-row>
        <table:table-row>
          <table:table-cell table:style-name="Table1.A2" office:value-type="float" office:value="1509">
            <text:p text:style-name="P1">1509</text:p>
          </table:table-cell>
          <table:table-cell table:style-name="Table1.B2" office:value-type="string">
            <text:p text:style-name="P1">|AMARxTAR|</text:p>
            <text:p text:style-name="P1">|AMAR~v2×TAR~c|</text:p>
          </table:table-cell>
          <table:table-cell table:style-name="Table1.C2" office:value-type="string">
            <text:p text:style-name="P1">AMAR TIMES TAR</text:p>
            <text:p text:style-name="P1">AMAR VARIANT 2 TIMES TAR-C</text:p>
          </table:table-cell>
        </table:table-row>
        <table:table-row>
          <table:table-cell table:style-name="Table1.A2" office:value-type="float" office:value="1513">
            <text:p text:style-name="P1">1513</text:p>
          </table:table-cell>
          <table:table-cell table:style-name="Table1.B2" office:value-type="string">
            <text:p text:style-name="P1">|BU~axA|</text:p>
            <text:p text:style-name="P1">|BU~a~v1×A|</text:p>
          </table:table-cell>
          <table:table-cell table:style-name="Table1.C2" office:value-type="string">
            <text:p text:style-name="P1">BU-A TIMES A</text:p>
            <text:p text:style-name="P1">BU-A VARIANT 1 TIMES A</text:p>
          </table:table-cell>
        </table:table-row>
        <table:table-row>
          <table:table-cell table:style-name="Table1.A2" office:value-type="float" office:value="1515">
            <text:p text:style-name="P1">1515</text:p>
          </table:table-cell>
          <table:table-cell table:style-name="Table1.B2" office:value-type="string">
            <text:p text:style-name="P1">|(BU~a&amp;BU~a).NA2~a@n|</text:p>
            <text:p text:style-name="P1">|(BU~a~v1%BU~a~v1).NA₂~a@n|</text:p>
          </table:table-cell>
          <table:table-cell table:style-name="Table1.C2" office:value-type="string">
            <text:p text:style-name="P1">BU-A OVER BU-A BESIDE NA2-A NUTILLU</text:p>
            <text:p text:style-name="P1">BU-A VARIANT 1 CROSSING BU-A VARIANT 1 BESIDE NA2-A NUTILLU</text:p>
          </table:table-cell>
        </table:table-row>
        <table:table-row>
          <table:table-cell table:style-name="Table1.A2" office:value-type="float" office:value="1520">
            <text:p text:style-name="P1">1520</text:p>
          </table:table-cell>
          <table:table-cell table:style-name="Table1.B2" office:value-type="string">
            <text:p text:style-name="P1">|BU~b.NA2~a|</text:p>
            <text:p text:style-name="P1">|BU~b.NA₂~a~v1|</text:p>
          </table:table-cell>
          <table:table-cell table:style-name="Table1.C2" office:value-type="string">
            <text:p text:style-name="P1">BU-B BESIDE NA2-A</text:p>
            <text:p text:style-name="P1">BU-B BESIDE NA2-A VARIANT 1</text:p>
          </table:table-cell>
        </table:table-row>
        <table:table-row>
          <table:table-cell table:style-name="Table1.A2" office:value-type="float" office:value="1530">
            <text:p text:style-name="P1">1530</text:p>
          </table:table-cell>
          <table:table-cell table:style-name="Table1.B2" office:value-type="string">
            <text:p text:style-name="P1">|DU6~axDISZ|</text:p>
            <text:p text:style-name="P1">|DU₆~a~v1×1(N58)|</text:p>
          </table:table-cell>
          <table:table-cell table:style-name="Table1.C2" office:value-type="string">
            <text:p text:style-name="P1">DU6-A TIMES DISH</text:p>
            <text:p text:style-name="P1">DU6-A VARIANT 1 TIMES ONE-N58</text:p>
          </table:table-cell>
        </table:table-row>
        <table:table-row>
          <table:table-cell table:style-name="Table1.A2" office:value-type="float" office:value="1545.1">
            <text:p text:style-name="P1">1545.1</text:p>
          </table:table-cell>
          <table:table-cell table:style-name="Table1.B2" office:value-type="string">
            <text:p text:style-name="P1">|DUG~bx1(N57)|</text:p>
            <text:p text:style-name="P1">|DUG~b~v1×1(N57)|</text:p>
          </table:table-cell>
          <table:table-cell table:style-name="Table1.C2" office:value-type="string">
            <text:p text:style-name="P1">DUG-B VARIANT 1 TIMES AB2</text:p>
            <text:p text:style-name="P1">DUG-B VARIANT 1 TIMES ONE-N57</text:p>
          </table:table-cell>
        </table:table-row>
        <table:table-row>
          <table:table-cell table:style-name="Table1.A2" office:value-type="float" office:value="1546">
            <text:p text:style-name="P1">1546</text:p>
          </table:table-cell>
          <table:table-cell table:style-name="Table1.B2" office:value-type="string">
            <text:p text:style-name="P1">|DUG~bx(1(N57).KU3~a)|</text:p>
            <text:p text:style-name="P1">|DUG~b×(1(N57).KU₃~a)|</text:p>
          </table:table-cell>
          <table:table-cell table:style-name="Table1.C2" office:value-type="string">
            <text:p text:style-name="P1">DUG-B TIMES ONE-N57 BESIDE KU3-A</text:p>
            <text:p text:style-name="P1">DUG-B TIMES ONE-N57 PLUS KU3-A</text:p>
          </table:table-cell>
        </table:table-row>
        <table:table-row>
          <table:table-cell table:style-name="Table1.A2" office:value-type="float" office:value="1548">
            <text:p text:style-name="P1">1548</text:p>
          </table:table-cell>
          <table:table-cell table:style-name="Table1.B2" office:value-type="string">
            <text:p text:style-name="P1">|DUG~bxAB2|</text:p>
            <text:p text:style-name="P1">|DUG~b~v1×AB₂|</text:p>
          </table:table-cell>
          <table:table-cell table:style-name="Table1.C2" office:value-type="string">
            <text:p text:style-name="P1">DUG-B TIMES AB2</text:p>
            <text:p text:style-name="P1">DUG-B VARIANT 1 TIMES AB2</text:p>
          </table:table-cell>
        </table:table-row>
        <table:table-row>
          <table:table-cell table:style-name="Table1.A2" office:value-type="float" office:value="1553.1">
            <text:p text:style-name="P1">1553.1</text:p>
          </table:table-cell>
          <table:table-cell table:style-name="Table1.B2" office:value-type="string">
            <text:p text:style-name="P1">|DUG~bxDIN|</text:p>
            <text:p text:style-name="P1">|DUG~b~v1×DIN|</text:p>
          </table:table-cell>
          <table:table-cell table:style-name="Table1.C2" office:value-type="string">
            <text:p text:style-name="P1">DUG-B TIMES DIN VARIANT 1</text:p>
            <text:p text:style-name="P1">DUG-B VARIANT 1 TIMES DIN</text:p>
          </table:table-cell>
        </table:table-row>
        <table:table-row>
          <table:table-cell table:style-name="Table1.A2" office:value-type="float" office:value="1555">
            <text:p text:style-name="P1">1555</text:p>
          </table:table-cell>
          <table:table-cell table:style-name="Table1.B2" office:value-type="string">
            <text:p text:style-name="P1">|(DUG~b&amp;DUG~b)x1(N58)|</text:p>
            <text:p text:style-name="P1">|(DUG~b~v1&amp;DUG~b~v1)×1(N58)|</text:p>
          </table:table-cell>
          <table:table-cell table:style-name="Table1.C2" office:value-type="string">
            <text:p text:style-name="P1">DUG-B OVER DUG-B TIMES ONE-N58</text:p>
            <text:p text:style-name="P1">DUG-B VARIANT 1 OVER DUG-B VARIANT 1 TIMES ONE-N58</text:p>
          </table:table-cell>
        </table:table-row>
        <table:table-row>
          <table:table-cell table:style-name="Table1.A2" office:value-type="float" office:value="1557">
            <text:p text:style-name="P1">1557</text:p>
          </table:table-cell>
          <table:table-cell table:style-name="Table1.B2" office:value-type="string">
            <text:p text:style-name="P1">|DUG~bxGA~a|</text:p>
            <text:p text:style-name="P1">|DUG~b×GA~a~v4|</text:p>
          </table:table-cell>
          <table:table-cell table:style-name="Table1.C2" office:value-type="string">
            <text:p text:style-name="P1">DUG-B TIMES GA-A</text:p>
            <text:p text:style-name="P1">DUG-B TIMES GA-A VARIANT 4</text:p>
          </table:table-cell>
        </table:table-row>
        <table:table-row>
          <table:table-cell table:style-name="Table1.A2" office:value-type="float" office:value="1559">
            <text:p text:style-name="P1">1559</text:p>
          </table:table-cell>
          <table:table-cell table:style-name="Table1.B2" office:value-type="string">
            <text:p text:style-name="P1">|DUG~bxGESZTU~a|</text:p>
            <text:p text:style-name="P1">|DUG~b×GEŠTU~a~v2|</text:p>
          </table:table-cell>
          <table:table-cell table:style-name="Table1.C2" office:value-type="string">
            <text:p text:style-name="P1">DUG-B TIMES GESHTU-A</text:p>
            <text:p text:style-name="P1">DUG-B TIMES GESHTU-A VARIANT 2</text:p>
          </table:table-cell>
        </table:table-row>
        <table:table-row>
          <table:table-cell table:style-name="Table1.A2" office:value-type="float" office:value="1559.1">
            <text:p text:style-name="P1">1559.1</text:p>
          </table:table-cell>
          <table:table-cell table:style-name="Table1.B2" office:value-type="string">
            <text:p text:style-name="P1">|DUG~bxGESZTU~a|</text:p>
            <text:p text:style-name="P1">|DUG~b~v1×GEŠTU~a~v2|</text:p>
          </table:table-cell>
          <table:table-cell table:style-name="Table1.C2" office:value-type="string">
            <text:p text:style-name="P1">DUG-B TIMES GESHTU-A VARIANT 1</text:p>
            <text:p text:style-name="P1">DUG-B VARIANT 1 TIMES GESHTU-A VARIANT 2</text:p>
          </table:table-cell>
        </table:table-row>
        <table:table-row>
          <table:table-cell table:style-name="Table1.A2" office:value-type="float" office:value="1563.1">
            <text:p text:style-name="P1">1563.1</text:p>
          </table:table-cell>
          <table:table-cell table:style-name="Table1.B2" office:value-type="string">
            <text:p text:style-name="P1">|DUG~bxHI|</text:p>
            <text:p text:style-name="P1">|DUG~b~v1×HI|</text:p>
          </table:table-cell>
          <table:table-cell table:style-name="Table1.C2" office:value-type="string">
            <text:p text:style-name="P1">DUG-B TIMES HI VARIANT 1</text:p>
            <text:p text:style-name="P1">DUG-B VARIANT 1 TIMES HI</text:p>
          </table:table-cell>
        </table:table-row>
        <text:soft-page-break/>
        <table:table-row>
          <table:table-cell table:style-name="Table1.A2" office:value-type="float" office:value="1564">
            <text:p text:style-name="P1">1564</text:p>
          </table:table-cell>
          <table:table-cell table:style-name="Table1.B2" office:value-type="string">
            <text:p text:style-name="P1">|DUG~bxHI@g~a|</text:p>
            <text:p text:style-name="P1">|DUG~b~v1×HI@g~a|</text:p>
          </table:table-cell>
          <table:table-cell table:style-name="Table1.C2" office:value-type="string">
            <text:p text:style-name="P1">DUG-B TIMES HI GUNU-A</text:p>
            <text:p text:style-name="P1">DUG-B VARIANT 1 TIMES HI GUNU-A</text:p>
          </table:table-cell>
        </table:table-row>
        <table:table-row>
          <table:table-cell table:style-name="Table1.A2" office:value-type="float" office:value="1568">
            <text:p text:style-name="P1">1568</text:p>
          </table:table-cell>
          <table:table-cell table:style-name="Table1.B2" office:value-type="string">
            <text:p text:style-name="P1">|DUG~bx(KUR~a.X)|</text:p>
            <text:p text:style-name="P1">|DUG~b×(KUR~a.X)|</text:p>
          </table:table-cell>
          <table:table-cell table:style-name="Table1.C2" office:value-type="string">
            <text:p text:style-name="P1">DUG-B TIMES KUR-A BESIDE X</text:p>
            <text:p text:style-name="P1">DUG-B TIMES KUR-A PLUS X</text:p>
          </table:table-cell>
        </table:table-row>
        <table:table-row>
          <table:table-cell table:style-name="Table1.A2" office:value-type="float" office:value="1572.1">
            <text:p text:style-name="P1">1572.1</text:p>
          </table:table-cell>
          <table:table-cell table:style-name="Table1.B2" office:value-type="string">
            <text:p text:style-name="P1">|DUG~bxMASZ|</text:p>
            <text:p text:style-name="P1">|DUG~b~v1×MAŠ|</text:p>
          </table:table-cell>
          <table:table-cell table:style-name="Table1.C2" office:value-type="string">
            <text:p text:style-name="P1">DUG-B TIMES MASH VARIANT 1</text:p>
            <text:p text:style-name="P1">DUG-B VARIANT 1 TIMES MASH</text:p>
          </table:table-cell>
        </table:table-row>
        <table:table-row>
          <table:table-cell table:style-name="Table1.A2" office:value-type="float" office:value="1575">
            <text:p text:style-name="P1">1575</text:p>
          </table:table-cell>
          <table:table-cell table:style-name="Table1.B2" office:value-type="string">
            <text:p text:style-name="P1">|DUG~bx(NI~a@g.ZATU779)|</text:p>
            <text:p text:style-name="P1">|DUG~b×(NI~a@g.ZATU779)|</text:p>
          </table:table-cell>
          <table:table-cell table:style-name="Table1.C2" office:value-type="string">
            <text:p text:style-name="P1">DUG-B TIMES NI-A GUNU BESIDE ZATU779</text:p>
            <text:p text:style-name="P1">DUG-B TIMES NI-A GUNU PLUS ZATU779</text:p>
          </table:table-cell>
        </table:table-row>
        <table:table-row>
          <table:table-cell table:style-name="Table1.A2" office:value-type="float" office:value="1578.1">
            <text:p text:style-name="P1">1578.1</text:p>
          </table:table-cell>
          <table:table-cell table:style-name="Table1.B2" office:value-type="string">
            <text:p text:style-name="P1">|DUG~bxSZE~a|</text:p>
            <text:p text:style-name="P1">|DUG~b~v1×ŠE~a|</text:p>
          </table:table-cell>
          <table:table-cell table:style-name="Table1.C2" office:value-type="string">
            <text:p text:style-name="P1">DUG-B VARIANT 1 TIMES SHE-A FORM 1</text:p>
            <text:p text:style-name="P1">DUG-B VARIANT 1 TIMES SHE-A</text:p>
          </table:table-cell>
        </table:table-row>
        <table:table-row>
          <table:table-cell table:style-name="Table1.A2" office:value-type="float" office:value="1578.2">
            <text:p text:style-name="P1">1578.2</text:p>
          </table:table-cell>
          <table:table-cell table:style-name="Table1.B2" office:value-type="string">
            <text:p text:style-name="P1">|DUG~bxSZE~a|</text:p>
            <text:p text:style-name="P1">|DUG~b~v1×ŠE~a@t|</text:p>
          </table:table-cell>
          <table:table-cell table:style-name="Table1.C2" office:value-type="string">
            <text:p text:style-name="P1">DUG-B VARIANT 1 TIMES SHE-A FORM 2</text:p>
            <text:p text:style-name="P1">DUG-B VARIANT 1 TIMES SHE-A TENU</text:p>
          </table:table-cell>
        </table:table-row>
        <table:table-row>
          <table:table-cell table:style-name="Table1.A2" office:value-type="float" office:value="1579">
            <text:p text:style-name="P1">1579</text:p>
          </table:table-cell>
          <table:table-cell table:style-name="Table1.B2" office:value-type="string">
            <text:p text:style-name="P1">|DUG~bx(SZE~a.NAM2)|</text:p>
            <text:p text:style-name="P1">|DUG~b×(ŠE~a.NAM₂)|</text:p>
          </table:table-cell>
          <table:table-cell table:style-name="Table1.C2" office:value-type="string">
            <text:p text:style-name="P1">DUG-B TIMES SHE-A BESIDE NAM2</text:p>
            <text:p text:style-name="P1">DUG-B TIMES SHE-A PLUS NAM2</text:p>
          </table:table-cell>
        </table:table-row>
        <table:table-row>
          <table:table-cell table:style-name="Table1.A2" office:value-type="float" office:value="1581">
            <text:p text:style-name="P1">1581</text:p>
          </table:table-cell>
          <table:table-cell table:style-name="Table1.B2" office:value-type="string">
            <text:p text:style-name="P1">|DUG~bx(SI4~a.X)|</text:p>
            <text:p text:style-name="P1">|DUG~b×(SI₄~a.X)|</text:p>
          </table:table-cell>
          <table:table-cell table:style-name="Table1.C2" office:value-type="string">
            <text:p text:style-name="P1">DUG-B TIMES SI4-A BESIDE X</text:p>
            <text:p text:style-name="P1">DUG-B TIMES SI4-A PLUS X</text:p>
          </table:table-cell>
        </table:table-row>
        <table:table-row>
          <table:table-cell table:style-name="Table1.A2" office:value-type="float" office:value="1587">
            <text:p text:style-name="P1">1587</text:p>
          </table:table-cell>
          <table:table-cell table:style-name="Table1.B2" office:value-type="string">
            <text:p text:style-name="P1">|DUG~bx(TAK4~a.SA~a)|</text:p>
            <text:p text:style-name="P1">|DUG~b×(TAK₄~a.SA~a)|</text:p>
          </table:table-cell>
          <table:table-cell table:style-name="Table1.C2" office:value-type="string">
            <text:p text:style-name="P1">DUG-B TIMES TAK4-A BESIDE SA-A</text:p>
            <text:p text:style-name="P1">DUG-B TIMES TAK4-A PLUS SA-A</text:p>
          </table:table-cell>
        </table:table-row>
        <table:table-row>
          <table:table-cell table:style-name="Table1.A2" office:value-type="float" office:value="1588">
            <text:p text:style-name="P1">1588</text:p>
          </table:table-cell>
          <table:table-cell table:style-name="Table1.B2" office:value-type="string">
            <text:p text:style-name="P1">|DUG~bx(TAK4~a.SAL)|</text:p>
            <text:p text:style-name="P1">|DUG~b×(TAK₄~a.SAL)|</text:p>
          </table:table-cell>
          <table:table-cell table:style-name="Table1.C2" office:value-type="string">
            <text:p text:style-name="P1">DUG-B TIMES TAK4-A BESIDE SAL</text:p>
            <text:p text:style-name="P1">DUG-B TIMES TAK4-A PLUS SAL</text:p>
          </table:table-cell>
        </table:table-row>
        <table:table-row>
          <table:table-cell table:style-name="Table1.A2" office:value-type="float" office:value="1594.1">
            <text:p text:style-name="P1">1594.1</text:p>
          </table:table-cell>
          <table:table-cell table:style-name="Table1.B2" office:value-type="string">
            <text:p text:style-name="P1">|DUG~bxX|</text:p>
            <text:p text:style-name="P1">|DUG~b~v1×X|</text:p>
          </table:table-cell>
          <table:table-cell table:style-name="Table1.C2" office:value-type="string">
            <text:p text:style-name="P1">DUG-B TIMES X VARIANT 1</text:p>
            <text:p text:style-name="P1">DUG-B VARIANT 1 TIMES X</text:p>
          </table:table-cell>
        </table:table-row>
        <table:table-row>
          <table:table-cell table:style-name="Table1.A2" office:value-type="float" office:value="1600">
            <text:p text:style-name="P1">1600</text:p>
          </table:table-cell>
          <table:table-cell table:style-name="Table1.B2" office:value-type="string">
            <text:p text:style-name="P1">|DUG~bx(ZATU789.SA~a)|</text:p>
            <text:p text:style-name="P1">|DUG~b×(ZATU789.SA~a)|</text:p>
          </table:table-cell>
          <table:table-cell table:style-name="Table1.C2" office:value-type="string">
            <text:p text:style-name="P1">DUG-B TIMES ZATU789 BESIDE SA-A</text:p>
            <text:p text:style-name="P1">DUG-B TIMES ZATU789 PLUS SA-A</text:p>
          </table:table-cell>
        </table:table-row>
        <table:table-row>
          <table:table-cell table:style-name="Table1.A2" office:value-type="float" office:value="1601">
            <text:p text:style-name="P1">1601</text:p>
          </table:table-cell>
          <table:table-cell table:style-name="Table1.B2" office:value-type="string">
            <text:p text:style-name="P1">|DUG~cx1(N57)|</text:p>
            <text:p text:style-name="P1">|DUG~c~v2×1(N57)|</text:p>
          </table:table-cell>
          <table:table-cell table:style-name="Table1.C2" office:value-type="string">
            <text:p text:style-name="P1">DUG-C TIMES ONE-N57</text:p>
            <text:p text:style-name="P1">DUG-C VARIANT 2 TIMES ONE-N57</text:p>
          </table:table-cell>
        </table:table-row>
        <table:table-row>
          <table:table-cell table:style-name="Table1.A2" office:value-type="float" office:value="1601.2">
            <text:p text:style-name="P1">1601.2</text:p>
          </table:table-cell>
          <table:table-cell table:style-name="Table1.B2" office:value-type="string">
            <text:p text:style-name="P1">|DUG~cx1(N57)|</text:p>
            <text:p text:style-name="P1">|DUG~c~v3×1(N57)|</text:p>
          </table:table-cell>
          <table:table-cell table:style-name="Table1.C2" office:value-type="string">
            <text:p text:style-name="P1">DUG-C VARIANT 2 TIMES ONE-N57</text:p>
            <text:p text:style-name="P1">DUG-C VARIANT 3 TIMES ONE-N57</text:p>
          </table:table-cell>
        </table:table-row>
        <table:table-row>
          <table:table-cell table:style-name="Table1.A2" office:value-type="float" office:value="1605">
            <text:p text:style-name="P1">1605</text:p>
          </table:table-cell>
          <table:table-cell table:style-name="Table1.B2" office:value-type="string">
            <text:p text:style-name="P1">|E2~bx1(N57)@t|</text:p>
            <text:p text:style-name="P1">|E₂~b×1(N58@t)|</text:p>
          </table:table-cell>
          <table:table-cell table:style-name="Table1.C2" office:value-type="string">
            <text:p text:style-name="P1">E2-B TIMES ONE-N57 TENU</text:p>
            <text:p text:style-name="P1">E2-B TIMES ONE-N58 TENU</text:p>
          </table:table-cell>
        </table:table-row>
        <table:table-row>
          <table:table-cell table:style-name="Table1.A2" office:value-type="float" office:value="1610">
            <text:p text:style-name="P1">1610</text:p>
          </table:table-cell>
          <table:table-cell table:style-name="Table1.B2" office:value-type="string">
            <text:p text:style-name="P1">|ESZDAxTAR|</text:p>
            <text:p text:style-name="P1">|EŠDA×TAR~a|</text:p>
          </table:table-cell>
          <table:table-cell table:style-name="Table1.C2" office:value-type="string">
            <text:p text:style-name="P1">ESHDA TIMES TAR</text:p>
            <text:p text:style-name="P1">ESHDA TIMES TAR-A</text:p>
          </table:table-cell>
        </table:table-row>
        <table:table-row>
          <table:table-cell table:style-name="Table1.A2" office:value-type="float" office:value="1611">
            <text:p text:style-name="P1">1611</text:p>
          </table:table-cell>
          <table:table-cell table:style-name="Table1.B2" office:value-type="string">
            <text:p text:style-name="P1">|EZEN~axEN~a|</text:p>
            <text:p text:style-name="P1">|EZEN~a~v1×EN~a|</text:p>
          </table:table-cell>
          <table:table-cell table:style-name="Table1.C2" office:value-type="string">
            <text:p text:style-name="P1">EZEN-A TIMES EN-A</text:p>
            <text:p text:style-name="P1">EZEN-A VARIANT 1 TIMES EN-A</text:p>
          </table:table-cell>
        </table:table-row>
        <table:table-row>
          <table:table-cell table:style-name="Table1.A2" office:value-type="float" office:value="1612">
            <text:p text:style-name="P1">1612</text:p>
          </table:table-cell>
          <table:table-cell table:style-name="Table1.B2" office:value-type="string">
            <text:p text:style-name="P1">|EZEN~axEN~b|</text:p>
            <text:p text:style-name="P1">|EZEN~a×EN~b~v1|</text:p>
          </table:table-cell>
          <table:table-cell table:style-name="Table1.C2" office:value-type="string">
            <text:p text:style-name="P1">EZEN-A TIMES EN-B</text:p>
            <text:p text:style-name="P1">EZEN-A TIMES EN-B VARIANT 1</text:p>
          </table:table-cell>
        </table:table-row>
        <table:table-row>
          <table:table-cell table:style-name="Table1.A2" office:value-type="float" office:value="1613">
            <text:p text:style-name="P1">1613</text:p>
          </table:table-cell>
          <table:table-cell table:style-name="Table1.B2" office:value-type="string">
            <text:p text:style-name="P1">|EZEN~ax(HI.1(N57).AN)|</text:p>
            <text:p text:style-name="P1">|EZEN~a×(HI×1(N57).AN)|</text:p>
          </table:table-cell>
          <table:table-cell table:style-name="Table1.C2" office:value-type="string">
            <text:p text:style-name="P1">EZEN-A TIMES HI BESIDE ONE-N57 BESIDE AN</text:p>
            <text:p text:style-name="P1">EZEN-A TIMES HI TIMES ONE-N57 PLUS AN</text:p>
          </table:table-cell>
        </table:table-row>
        <table:table-row>
          <table:table-cell table:style-name="Table1.A2" office:value-type="float" office:value="1620">
            <text:p text:style-name="P1">1620</text:p>
          </table:table-cell>
          <table:table-cell table:style-name="Table1.B2" office:value-type="string">
            <text:p text:style-name="P1">|EZEN~axSAG|</text:p>
            <text:p text:style-name="P1">|EZEN~a×SAG~v1|</text:p>
          </table:table-cell>
          <table:table-cell table:style-name="Table1.C2" office:value-type="string">
            <text:p text:style-name="P1">EZEN-A TIMES SAG</text:p>
            <text:p text:style-name="P1">EZEN-A TIMES SAG VARIANT 1</text:p>
          </table:table-cell>
        </table:table-row>
        <table:table-row>
          <table:table-cell table:style-name="Table1.A2" office:value-type="float" office:value="1622">
            <text:p text:style-name="P1">1622</text:p>
          </table:table-cell>
          <table:table-cell table:style-name="Table1.B2" office:value-type="string">
            <text:p text:style-name="P1">|EZEN~ax(U2~b.A)|</text:p>
            <text:p text:style-name="P1">|EZEN~a×(U₂~b.A)|</text:p>
          </table:table-cell>
          <table:table-cell table:style-name="Table1.C2" office:value-type="string">
            <text:p text:style-name="P1">EZEN-A TIMES U2-B BESIDE A</text:p>
            <text:p text:style-name="P1">EZEN-A TIMES U2-B PLUS A</text:p>
          </table:table-cell>
        </table:table-row>
        <table:table-row>
          <table:table-cell table:style-name="Table1.A2" office:value-type="float" office:value="1627">
            <text:p text:style-name="P1">1627</text:p>
          </table:table-cell>
          <table:table-cell table:style-name="Table1.B2" office:value-type="string">
            <text:p text:style-name="P1">|GA~a.ZATU753|</text:p>
            <text:p text:style-name="P1">|GA~a~v1.ZATU753|</text:p>
          </table:table-cell>
          <table:table-cell table:style-name="Table1.C2" office:value-type="string">
            <text:p text:style-name="P1">GA-A BESIDE ZATU753</text:p>
            <text:p text:style-name="P1">GA-A VARIANT 1 BESIDE ZATU753</text:p>
          </table:table-cell>
        </table:table-row>
        <table:table-row>
          <table:table-cell table:style-name="Table1.A2" office:value-type="float" office:value="1627.1">
            <text:p text:style-name="P1">1627.1</text:p>
          </table:table-cell>
          <table:table-cell table:style-name="Table1.B2" office:value-type="string">
            <text:p text:style-name="P1">|GA~a.ZATU753|</text:p>
            <text:p text:style-name="P1">|GA~a~v4.ZATU753|~v1</text:p>
          </table:table-cell>
          <table:table-cell table:style-name="Table1.C2" office:value-type="string">
            <text:p text:style-name="P1">GA-A BESIDE ZATU753 VARIANT 1</text:p>
            <text:p text:style-name="P1">GA-A VARIANT 4 BESIDE ZATU753 VARIANT 1</text:p>
          </table:table-cell>
        </table:table-row>
        <text:soft-page-break/>
        <table:table-row>
          <table:table-cell table:style-name="Table1.A2" office:value-type="float" office:value="1634">
            <text:p text:style-name="P1">1634</text:p>
          </table:table-cell>
          <table:table-cell table:style-name="Table1.B2" office:value-type="string">
            <text:p text:style-name="P1">|GA2~a1xEN~b|</text:p>
            <text:p text:style-name="P1">|GA₂~a1×EN~b~v1|</text:p>
          </table:table-cell>
          <table:table-cell table:style-name="Table1.C2" office:value-type="string">
            <text:p text:style-name="P1">GA2-A1 TIMES EN-B</text:p>
            <text:p text:style-name="P1">GA2-A1 TIMES EN-B VARIANT 1</text:p>
          </table:table-cell>
        </table:table-row>
        <table:table-row>
          <table:table-cell table:style-name="Table1.A2" office:value-type="float" office:value="1638">
            <text:p text:style-name="P1">1638</text:p>
          </table:table-cell>
          <table:table-cell table:style-name="Table1.B2" office:value-type="string">
            <text:p text:style-name="P1">|GA2~a1x(GIR~a.KU6~a)|</text:p>
            <text:p text:style-name="P1">|GA₂~a1×(GIR~a.KU₆~a)|</text:p>
          </table:table-cell>
          <table:table-cell table:style-name="Table1.C2" office:value-type="string">
            <text:p text:style-name="P1">GA2-A1 TIMES GIR-A BESIDE KU6-A</text:p>
            <text:p text:style-name="P1">GA2-A1 TIMES GIR-A PLUS KU6-A</text:p>
          </table:table-cell>
        </table:table-row>
        <table:table-row>
          <table:table-cell table:style-name="Table1.A2" office:value-type="float" office:value="1643">
            <text:p text:style-name="P1">1643</text:p>
          </table:table-cell>
          <table:table-cell table:style-name="Table1.B2" office:value-type="string">
            <text:p text:style-name="P1">|GA2~a1x(HI.SUHUR)|</text:p>
            <text:p text:style-name="P1">|GA₂~a1×(HI.SUHUR~v1)|</text:p>
          </table:table-cell>
          <table:table-cell table:style-name="Table1.C2" office:value-type="string">
            <text:p text:style-name="P1">GA2-A1 TIMES HI BESIDE SUHUR</text:p>
            <text:p text:style-name="P1">GA2-A1 TIMES HI PLUS SUHUR VARIANT 1</text:p>
          </table:table-cell>
        </table:table-row>
        <table:table-row>
          <table:table-cell table:style-name="Table1.A2" office:value-type="float" office:value="1646">
            <text:p text:style-name="P1">1646</text:p>
          </table:table-cell>
          <table:table-cell table:style-name="Table1.B2" office:value-type="string">
            <text:p text:style-name="P1">|GA2~a1x(KU6~a.KU6~a)|</text:p>
            <text:p text:style-name="P1">|GA₂~a1×(KU₆~a.KU₆~a)|</text:p>
          </table:table-cell>
          <table:table-cell table:style-name="Table1.C2" office:value-type="string">
            <text:p text:style-name="P1">GA2-A1 TIMES KU6-A BESIDE KU6-A</text:p>
            <text:p text:style-name="P1">GA2-A1 TIMES KU6-A PLUS KU6-A</text:p>
          </table:table-cell>
        </table:table-row>
        <table:table-row>
          <table:table-cell table:style-name="Table1.A2" office:value-type="float" office:value="1665">
            <text:p text:style-name="P1">1665</text:p>
          </table:table-cell>
          <table:table-cell table:style-name="Table1.B2" office:value-type="string">
            <text:p text:style-name="P1">|GA2~a2x(GU4.SZE3)|</text:p>
            <text:p text:style-name="P1">|GA₂~a2×(ŠE₃~v1.GU₄)|</text:p>
          </table:table-cell>
          <table:table-cell table:style-name="Table1.C2" office:value-type="string">
            <text:p text:style-name="P1">GA2-A2 TIMES GU4 BESIDE SHE3</text:p>
            <text:p text:style-name="P1">GA2-A2 TIMES SHE3 VARIANT 1 PLUS GU4</text:p>
          </table:table-cell>
        </table:table-row>
        <table:table-row>
          <table:table-cell table:style-name="Table1.A2" office:value-type="float" office:value="1668">
            <text:p text:style-name="P1">1668</text:p>
          </table:table-cell>
          <table:table-cell table:style-name="Table1.B2" office:value-type="string">
            <text:p text:style-name="P1">|GA2~a2xSZE3|</text:p>
            <text:p text:style-name="P1">|GA₂~a2×ŠE₃~v1|</text:p>
          </table:table-cell>
          <table:table-cell table:style-name="Table1.C2" office:value-type="string">
            <text:p text:style-name="P1">GA2-A2 TIMES SHE3</text:p>
            <text:p text:style-name="P1">GA2-A2 TIMES SHE3 VARIANT 1</text:p>
          </table:table-cell>
        </table:table-row>
        <table:table-row>
          <table:table-cell table:style-name="Table1.A2" office:value-type="float" office:value="1673">
            <text:p text:style-name="P1">1673</text:p>
          </table:table-cell>
          <table:table-cell table:style-name="Table1.B2" office:value-type="string">
            <text:p text:style-name="P1">|GA2~bxDUB~b|</text:p>
            <text:p text:style-name="P1">|GA₂~b×DUB~b~v2|</text:p>
          </table:table-cell>
          <table:table-cell table:style-name="Table1.C2" office:value-type="string">
            <text:p text:style-name="P1">GA2-B TIMES DUB-B</text:p>
            <text:p text:style-name="P1">GA2-B TIMES DUB-B VARIANT 2</text:p>
          </table:table-cell>
        </table:table-row>
        <table:table-row>
          <table:table-cell table:style-name="Table1.A2" office:value-type="float" office:value="1678">
            <text:p text:style-name="P1">1678</text:p>
          </table:table-cell>
          <table:table-cell table:style-name="Table1.B2" office:value-type="string">
            <text:p text:style-name="P1">|GAN~cx(HI.DIN)|</text:p>
            <text:p text:style-name="P1">|GAN~c×(HI.DIN)|</text:p>
          </table:table-cell>
          <table:table-cell table:style-name="Table1.C2" office:value-type="string">
            <text:p text:style-name="P1">GAN-C TIMES HI BESIDE DIN</text:p>
            <text:p text:style-name="P1">GAN-C TIMES HI PLUS DIN</text:p>
          </table:table-cell>
        </table:table-row>
        <table:table-row>
          <table:table-cell table:style-name="Table1.A2" office:value-type="float" office:value="1679">
            <text:p text:style-name="P1">1679</text:p>
          </table:table-cell>
          <table:table-cell table:style-name="Table1.B2" office:value-type="string">
            <text:p text:style-name="P1">|GAN~cxKASZ~c|</text:p>
            <text:p text:style-name="P1">|GAN~c~v1×KAŠ~c|</text:p>
          </table:table-cell>
          <table:table-cell table:style-name="Table1.C2" office:value-type="string">
            <text:p text:style-name="P1">GAN-C TIMES KASH-C</text:p>
            <text:p text:style-name="P1">GAN-C VARIANT 1 TIMES KASH-C</text:p>
          </table:table-cell>
        </table:table-row>
        <table:table-row>
          <table:table-cell table:style-name="Table1.A2" office:value-type="float" office:value="1680">
            <text:p text:style-name="P1">1680</text:p>
          </table:table-cell>
          <table:table-cell table:style-name="Table1.B2" office:value-type="string">
            <text:p text:style-name="P1">|GAN~cx(KUR~a.A)|</text:p>
            <text:p text:style-name="P1">|GAN~c~v1×(KUR~a.A)|</text:p>
          </table:table-cell>
          <table:table-cell table:style-name="Table1.C2" office:value-type="string">
            <text:p text:style-name="P1">GAN-C TIMES KUR-A BESIDE A</text:p>
            <text:p text:style-name="P1">GAN-C VARIANT 1 TIMES KUR-A PLUS A</text:p>
          </table:table-cell>
        </table:table-row>
        <table:table-row>
          <table:table-cell table:style-name="Table1.A2" office:value-type="float" office:value="1683">
            <text:p text:style-name="P1">1683</text:p>
          </table:table-cell>
          <table:table-cell table:style-name="Table1.B2" office:value-type="string">
            <text:p text:style-name="P1">|GAN~cxSZE~a|</text:p>
            <text:p text:style-name="P1">|GAN~c~v2×ŠE~a|</text:p>
          </table:table-cell>
          <table:table-cell table:style-name="Table1.C2" office:value-type="string">
            <text:p text:style-name="P1">GAN-C TIMES SHE-A</text:p>
            <text:p text:style-name="P1">GAN-C VARIANT 2 TIMES SHE-A</text:p>
          </table:table-cell>
        </table:table-row>
        <table:table-row>
          <table:table-cell table:style-name="Table1.A2" office:value-type="float" office:value="1684">
            <text:p text:style-name="P1">1684</text:p>
          </table:table-cell>
          <table:table-cell table:style-name="Table1.B2" office:value-type="string">
            <text:p text:style-name="P1">|GAN~cxSZE3@t|</text:p>
            <text:p text:style-name="P1">|GAN~c~v2×ŠE₃@t~v1|</text:p>
          </table:table-cell>
          <table:table-cell table:style-name="Table1.C2" office:value-type="string">
            <text:p text:style-name="P1">GAN-C TIMES SHE3 TENU</text:p>
            <text:p text:style-name="P1">GAN-C VARIANT 2 TIMES SHE3 TENU VARIANT 1</text:p>
          </table:table-cell>
        </table:table-row>
        <table:table-row>
          <table:table-cell table:style-name="Table1.A2" office:value-type="float" office:value="1687">
            <text:p text:style-name="P1">1687</text:p>
          </table:table-cell>
          <table:table-cell table:style-name="Table1.B2" office:value-type="string">
            <text:p text:style-name="P1">|GAN~cxZATU777|</text:p>
            <text:p text:style-name="P1">|GAN~c~v1×ZATU777~v1|</text:p>
          </table:table-cell>
          <table:table-cell table:style-name="Table1.C2" office:value-type="string">
            <text:p text:style-name="P1">GAN-C TIMES ZATU777</text:p>
            <text:p text:style-name="P1">GAN-C VARIANT 1 TIMES ZATU777 VARIANT 1</text:p>
          </table:table-cell>
        </table:table-row>
        <table:table-row>
          <table:table-cell table:style-name="Table1.A2" office:value-type="float" office:value="1688">
            <text:p text:style-name="P1">1688</text:p>
          </table:table-cell>
          <table:table-cell table:style-name="Table1.B2" office:value-type="string">
            <text:p text:style-name="P1">|GAN~dxGESZTU~a|</text:p>
            <text:p text:style-name="P1">|GAN~d×GEŠTU~a~v2|</text:p>
          </table:table-cell>
          <table:table-cell table:style-name="Table1.C2" office:value-type="string">
            <text:p text:style-name="P1">GAN-D TIMES GESHTU-A</text:p>
            <text:p text:style-name="P1">GAN-D TIMES GESHTU-A VARIANT 2</text:p>
          </table:table-cell>
        </table:table-row>
        <table:table-row>
          <table:table-cell table:style-name="Table1.A2" office:value-type="float" office:value="1692">
            <text:p text:style-name="P1">1692</text:p>
          </table:table-cell>
          <table:table-cell table:style-name="Table1.B2" office:value-type="string">
            <text:p text:style-name="P1">|GIx1(N14)|</text:p>
            <text:p text:style-name="P1">|GI~v1×1(N14)|</text:p>
          </table:table-cell>
          <table:table-cell table:style-name="Table1.C2" office:value-type="string">
            <text:p text:style-name="P1">GI TIMES ONE-N14</text:p>
            <text:p text:style-name="P1">GI VARIANT 1 TIMES ONE-N14</text:p>
          </table:table-cell>
        </table:table-row>
        <table:table-row>
          <table:table-cell table:style-name="Table1.A2" office:value-type="float" office:value="1695">
            <text:p text:style-name="P1">1695</text:p>
          </table:table-cell>
          <table:table-cell table:style-name="Table1.B2" office:value-type="string">
            <text:p text:style-name="P1">|GI&amp;GI&amp;GI|</text:p>
            <text:p text:style-name="P1">|GI~v1&amp;GI~v1&amp;GI~v1|</text:p>
          </table:table-cell>
          <table:table-cell table:style-name="Table1.C2" office:value-type="string">
            <text:p text:style-name="P1">GI OVER GI OVER GI</text:p>
            <text:p text:style-name="P1">GI VARIANT 1 OVER GI VARIANT 1 OVER GI VARIANT 1</text:p>
          </table:table-cell>
        </table:table-row>
        <table:table-row>
          <table:table-cell table:style-name="Table1.A2" office:value-type="float" office:value="1697">
            <text:p text:style-name="P1">1697</text:p>
          </table:table-cell>
          <table:table-cell table:style-name="Table1.B2" office:value-type="string">
            <text:p text:style-name="P1">|(GI+&amp;GI)xSZE3|</text:p>
            <text:p text:style-name="P1">|(GI&amp;GI)×ŠE₃~v1|</text:p>
          </table:table-cell>
          <table:table-cell table:style-name="Table1.C2" office:value-type="string">
            <text:p text:style-name="P1">GI OVER GI TIMES SHE3</text:p>
            <text:p text:style-name="P1">GI OVER GI TIMES SHE3 VARIANT 1</text:p>
          </table:table-cell>
        </table:table-row>
        <table:table-row>
          <table:table-cell table:style-name="Table1.A2" office:value-type="float" office:value="1699">
            <text:p text:style-name="P1">1699</text:p>
          </table:table-cell>
          <table:table-cell table:style-name="Table1.B2" office:value-type="string">
            <text:p text:style-name="P1">|GIxGISZ@t|</text:p>
            <text:p text:style-name="P1">|GI~v1×GIŠ@t|</text:p>
          </table:table-cell>
          <table:table-cell table:style-name="Table1.C2" office:value-type="string">
            <text:p text:style-name="P1">GI TIMES GISH TENU</text:p>
            <text:p text:style-name="P1">GI VARIANT 1 TIMES GISH TENU</text:p>
          </table:table-cell>
        </table:table-row>
        <table:table-row>
          <table:table-cell table:style-name="Table1.A2" office:value-type="float" office:value="1701">
            <text:p text:style-name="P1">1701</text:p>
          </table:table-cell>
          <table:table-cell table:style-name="Table1.B2" office:value-type="string">
            <text:p text:style-name="P1">|GIxLAGAB~a|</text:p>
            <text:p text:style-name="P1">|GI~v1×LAGAB~a|</text:p>
          </table:table-cell>
          <table:table-cell table:style-name="Table1.C2" office:value-type="string">
            <text:p text:style-name="P1">GI TIMES LAGAB-A</text:p>
            <text:p text:style-name="P1">GI VARIANT 1 TIMES LAGAB-A</text:p>
          </table:table-cell>
        </table:table-row>
        <table:table-row>
          <table:table-cell table:style-name="Table1.A2" office:value-type="float" office:value="1703">
            <text:p text:style-name="P1">1703</text:p>
          </table:table-cell>
          <table:table-cell table:style-name="Table1.B2" office:value-type="string">
            <text:p text:style-name="P1">|GIxSZE3|</text:p>
            <text:p text:style-name="P1">|GI×ŠE₃~v1|</text:p>
          </table:table-cell>
          <table:table-cell table:style-name="Table1.C2" office:value-type="string">
            <text:p text:style-name="P1">GI TIMES SHE3</text:p>
            <text:p text:style-name="P1">GI TIMES SHE3 VARIANT 1</text:p>
          </table:table-cell>
        </table:table-row>
        <table:table-row>
          <table:table-cell table:style-name="Table1.A2" office:value-type="float" office:value="1710">
            <text:p text:style-name="P1">1710</text:p>
          </table:table-cell>
          <table:table-cell table:style-name="Table1.B2" office:value-type="string">
            <text:p text:style-name="P1">|GIR~b.GIR~b|</text:p>
            <text:p text:style-name="P1">|GIR~b~v1.GIR~b~v1|</text:p>
          </table:table-cell>
          <table:table-cell table:style-name="Table1.C2" office:value-type="string">
            <text:p text:style-name="P1">GIR-B BESIDE GIR-B</text:p>
            <text:p text:style-name="P1">GIR-B VARIANT 1 BESIDE GIR-B VARIANT 1</text:p>
          </table:table-cell>
        </table:table-row>
        <table:table-row>
          <table:table-cell table:style-name="Table1.A2" office:value-type="float" office:value="1712">
            <text:p text:style-name="P1">1712</text:p>
          </table:table-cell>
          <table:table-cell table:style-name="Table1.B2" office:value-type="string">
            <text:p text:style-name="P1">|GIR3~cxKAR2|</text:p>
            <text:p text:style-name="P1">|GIR₃~c×KAR₂~b|</text:p>
          </table:table-cell>
          <table:table-cell table:style-name="Table1.C2" office:value-type="string">
            <text:p text:style-name="P1">GIR3-C TIMES KAR2</text:p>
            <text:p text:style-name="P1">GIR3-C TIMES KAR2-B</text:p>
          </table:table-cell>
        </table:table-row>
        <table:table-row>
          <table:table-cell table:style-name="Table1.A2" office:value-type="float" office:value="1713">
            <text:p text:style-name="P1">1713</text:p>
          </table:table-cell>
          <table:table-cell table:style-name="Table1.B2" office:value-type="string">
            <text:p text:style-name="P1">|GIR3~cxSZE3|</text:p>
            <text:p text:style-name="P1">|GIR₃~c×ŠE₃~v1|</text:p>
          </table:table-cell>
          <table:table-cell table:style-name="Table1.C2" office:value-type="string">
            <text:p text:style-name="P1">GIR3-C TIMES SHE3</text:p>
            <text:p text:style-name="P1">GIR3-C TIMES SHE3 VARIANT 1</text:p>
          </table:table-cell>
        </table:table-row>
        <text:soft-page-break/>
        <table:table-row>
          <table:table-cell table:style-name="Table1.A2" office:value-type="float" office:value="1714">
            <text:p text:style-name="P1">1714</text:p>
          </table:table-cell>
          <table:table-cell table:style-name="Table1.B2" office:value-type="string">
            <text:p text:style-name="P1">|(GISZx(DIN.DIN))~a|</text:p>
            <text:p text:style-name="P1">|(GIŠ×(DIN.DIN))~a|</text:p>
          </table:table-cell>
          <table:table-cell table:style-name="Table1.C2" office:value-type="string">
            <text:p text:style-name="P1">GISH TIMES DIN BESIDE DIN FORM A</text:p>
            <text:p text:style-name="P1">GISH TIMES DIN PLUS DIN FORM A</text:p>
          </table:table-cell>
        </table:table-row>
        <table:table-row>
          <table:table-cell table:style-name="Table1.A2" office:value-type="float" office:value="1715">
            <text:p text:style-name="P1">1715</text:p>
          </table:table-cell>
          <table:table-cell table:style-name="Table1.B2" office:value-type="string">
            <text:p text:style-name="P1">|(GISZx(DIN.DIN))~b|</text:p>
            <text:p text:style-name="P1">|(GIŠ×(DIN.DIN))~b|</text:p>
          </table:table-cell>
          <table:table-cell table:style-name="Table1.C2" office:value-type="string">
            <text:p text:style-name="P1">GISH TIMES DIN BESIDE DIN FORM B</text:p>
            <text:p text:style-name="P1">GISH TIMES DIN PLUS DIN FORM B</text:p>
          </table:table-cell>
        </table:table-row>
        <table:table-row>
          <table:table-cell table:style-name="Table1.A2" office:value-type="float" office:value="1716">
            <text:p text:style-name="P1">1716</text:p>
          </table:table-cell>
          <table:table-cell table:style-name="Table1.B2" office:value-type="string">
            <text:p text:style-name="P1">|(GISZx(DIN.DIN))~c|</text:p>
            <text:p text:style-name="P1">|(GIŠ×(DIN.DIN))~c|</text:p>
          </table:table-cell>
          <table:table-cell table:style-name="Table1.C2" office:value-type="string">
            <text:p text:style-name="P1">GISH TIMES DIN BESIDE DIN FORM C</text:p>
            <text:p text:style-name="P1">GISH TIMES DIN PLUS DIN FORM C</text:p>
          </table:table-cell>
        </table:table-row>
        <table:table-row>
          <table:table-cell table:style-name="Table1.A2" office:value-type="float" office:value="1722">
            <text:p text:style-name="P1">1722</text:p>
          </table:table-cell>
          <table:table-cell table:style-name="Table1.B2" office:value-type="string">
            <text:p text:style-name="P1">|GU4.ZATU755~a|</text:p>
            <text:p text:style-name="P1">|GU₄.ZATU755~b|</text:p>
          </table:table-cell>
          <table:table-cell table:style-name="Table1.C2" office:value-type="string">
            <text:p text:style-name="P1">GU4 BESIDE ZATU755-A</text:p>
            <text:p text:style-name="P1">GU4 BESIDE ZATU755-B</text:p>
          </table:table-cell>
        </table:table-row>
        <table:table-row>
          <table:table-cell table:style-name="Table1.A2" office:value-type="float" office:value="1724">
            <text:p text:style-name="P1">1724</text:p>
          </table:table-cell>
          <table:table-cell table:style-name="Table1.B2" office:value-type="string">
            <text:p text:style-name="P1">|GUG2xSILA3~a|</text:p>
            <text:p text:style-name="P1">|GUG₂~v1×SILA₃~a|</text:p>
          </table:table-cell>
          <table:table-cell table:style-name="Table1.C2" office:value-type="string">
            <text:p text:style-name="P1">GUG2 TIMES SILA3-A</text:p>
            <text:p text:style-name="P1">GUG2 VARIANT 1 TIMES SILA3-A</text:p>
          </table:table-cell>
        </table:table-row>
        <table:table-row>
          <table:table-cell table:style-name="Table1.A2" office:value-type="float" office:value="1725">
            <text:p text:style-name="P1">1725</text:p>
          </table:table-cell>
          <table:table-cell table:style-name="Table1.B2" office:value-type="string">
            <text:p text:style-name="P1">|GUG2xTUR|</text:p>
            <text:p text:style-name="P1">|GUG₂~v1×TUR~v1|</text:p>
          </table:table-cell>
          <table:table-cell table:style-name="Table1.C2" office:value-type="string">
            <text:p text:style-name="P1">GUG2 TIMES TUR</text:p>
            <text:p text:style-name="P1">GUG2 VARIANT 1 TIMES TUR VARIANT 1</text:p>
          </table:table-cell>
        </table:table-row>
        <table:table-row>
          <table:table-cell table:style-name="Table1.A2" office:value-type="float" office:value="1742">
            <text:p text:style-name="P1">1742</text:p>
          </table:table-cell>
          <table:table-cell table:style-name="Table1.B2" office:value-type="string">
            <text:p text:style-name="P1">|KA~a.SZE~a|</text:p>
            <text:p text:style-name="P1">|KA~a~v2.ŠE~a@t|</text:p>
          </table:table-cell>
          <table:table-cell table:style-name="Table1.C2" office:value-type="string">
            <text:p text:style-name="P1">KA-A BESIDE SHE-A</text:p>
            <text:p text:style-name="P1">KA-A VARIANT 2 BESIDE SHE-A TENU</text:p>
          </table:table-cell>
        </table:table-row>
        <table:table-row>
          <table:table-cell table:style-name="Table1.A2" office:value-type="float" office:value="1742.1">
            <text:p text:style-name="P1">1742.1</text:p>
          </table:table-cell>
          <table:table-cell table:style-name="Table1.B2" office:value-type="string">
            <text:p text:style-name="P1">|KA~a.SZE~a|</text:p>
            <text:p text:style-name="P1">|KA~a~v1.ŠE~a|</text:p>
          </table:table-cell>
          <table:table-cell table:style-name="Table1.C2" office:value-type="string">
            <text:p text:style-name="P1">KA-A BESIDE SHE-A VARIANT 1</text:p>
            <text:p text:style-name="P1">KA-A VARIANT 1 BESIDE SHE-A</text:p>
          </table:table-cell>
        </table:table-row>
        <table:table-row>
          <table:table-cell table:style-name="Table1.A2" office:value-type="float" office:value="1743">
            <text:p text:style-name="P1">1743</text:p>
          </table:table-cell>
          <table:table-cell table:style-name="Table1.B2" office:value-type="string">
            <text:p text:style-name="P1">|KA2xLAM|</text:p>
            <text:p text:style-name="P1">|KA₂~d×LAM~b~v2|</text:p>
          </table:table-cell>
          <table:table-cell table:style-name="Table1.C2" office:value-type="string">
            <text:p text:style-name="P1">KA2 TIMES LAM</text:p>
            <text:p text:style-name="P1">KA2-D TIMES LAM-B VARIANT 2</text:p>
          </table:table-cell>
        </table:table-row>
        <table:table-row>
          <table:table-cell table:style-name="Table1.A2" office:value-type="float" office:value="1746">
            <text:p text:style-name="P1">1746</text:p>
          </table:table-cell>
          <table:table-cell table:style-name="Table1.B2" office:value-type="string">
            <text:p text:style-name="P1">|KASZ~bxSZE~a|</text:p>
            <text:p text:style-name="P1">|KAŠ~b~v1×ŠE~a@t~v1|</text:p>
          </table:table-cell>
          <table:table-cell table:style-name="Table1.C2" office:value-type="string">
            <text:p text:style-name="P1">KASH-B TIMES SHE-A</text:p>
            <text:p text:style-name="P1">KASH-B VARIANT 1 TIMES SHE-A TENU VARIANT 1</text:p>
          </table:table-cell>
        </table:table-row>
        <table:table-row>
          <table:table-cell table:style-name="Table1.A2" office:value-type="float" office:value="1757">
            <text:p text:style-name="P1">1757</text:p>
          </table:table-cell>
          <table:table-cell table:style-name="Table1.B2" office:value-type="string">
            <text:p text:style-name="P1">|LAGAB~axDU6~b|</text:p>
            <text:p text:style-name="P1">|LAGAB~a×DU₆~a~v1|</text:p>
          </table:table-cell>
          <table:table-cell table:style-name="Table1.C2" office:value-type="string">
            <text:p text:style-name="P1">LAGAB-A TIMES DU6-B</text:p>
            <text:p text:style-name="P1">LAGAB-A TIMES DU6-A VARIANT 1</text:p>
          </table:table-cell>
        </table:table-row>
        <table:table-row>
          <table:table-cell table:style-name="Table1.A2" office:value-type="float" office:value="1761">
            <text:p text:style-name="P1">1761</text:p>
          </table:table-cell>
          <table:table-cell table:style-name="Table1.B2" office:value-type="string">
            <text:p text:style-name="P1">|LAGAB~axKUSZU2~b|</text:p>
            <text:p text:style-name="P1">|LAGAB~a×KUŠU₂~a@t|</text:p>
          </table:table-cell>
          <table:table-cell table:style-name="Table1.C2" office:value-type="string">
            <text:p text:style-name="P1">LAGAB-A TIMES KUSHU2-B</text:p>
            <text:p text:style-name="P1">LAGAB-A TIMES KUSHU2-A TENU</text:p>
          </table:table-cell>
        </table:table-row>
        <table:table-row>
          <table:table-cell table:style-name="Table1.A2" office:value-type="float" office:value="1768">
            <text:p text:style-name="P1">1768</text:p>
          </table:table-cell>
          <table:table-cell table:style-name="Table1.B2" office:value-type="string">
            <text:p text:style-name="P1">|LAGAB~axSI|</text:p>
            <text:p text:style-name="P1">|LAGAB~a×SI~v1|</text:p>
          </table:table-cell>
          <table:table-cell table:style-name="Table1.C2" office:value-type="string">
            <text:p text:style-name="P1">LAGAB-A TIMES SI</text:p>
            <text:p text:style-name="P1">LAGAB-A TIMES SI VARIANT 1</text:p>
          </table:table-cell>
        </table:table-row>
        <table:table-row>
          <table:table-cell table:style-name="Table1.A2" office:value-type="float" office:value="1769">
            <text:p text:style-name="P1">1769</text:p>
          </table:table-cell>
          <table:table-cell table:style-name="Table1.B2" office:value-type="string">
            <text:p text:style-name="P1">|LAGAB~axSIG7|</text:p>
            <text:p text:style-name="P1">|LAGAB~a×SIG₇~v1|</text:p>
          </table:table-cell>
          <table:table-cell table:style-name="Table1.C2" office:value-type="string">
            <text:p text:style-name="P1">LAGAB-A TIMES SIG7</text:p>
            <text:p text:style-name="P1">LAGAB-A TIMES SIG7 VARIANT 1</text:p>
          </table:table-cell>
        </table:table-row>
        <table:table-row>
          <table:table-cell table:style-name="Table1.A2" office:value-type="float" office:value="1788">
            <text:p text:style-name="P1">1788</text:p>
          </table:table-cell>
          <table:table-cell table:style-name="Table1.B2" office:value-type="string">
            <text:p text:style-name="P1">|LAL2~axEZEN~a|</text:p>
            <text:p text:style-name="P1">|LAL₂~a×EZEN~a~v1|</text:p>
          </table:table-cell>
          <table:table-cell table:style-name="Table1.C2" office:value-type="string">
            <text:p text:style-name="P1">LAL2-A TIMES EZEN-A</text:p>
            <text:p text:style-name="P1">LAL2-A TIMES EZEN-A VARIANT 1</text:p>
          </table:table-cell>
        </table:table-row>
        <table:table-row>
          <table:table-cell table:style-name="Table1.A2" office:value-type="float" office:value="1793">
            <text:p text:style-name="P1">1793</text:p>
          </table:table-cell>
          <table:table-cell table:style-name="Table1.B2" office:value-type="string">
            <text:p text:style-name="P1">|MAxA|</text:p>
            <text:p text:style-name="P1">|MA~v1×A|</text:p>
          </table:table-cell>
          <table:table-cell table:style-name="Table1.C2" office:value-type="string">
            <text:p text:style-name="P1">MA TIMES A</text:p>
            <text:p text:style-name="P1">MA VARIANT 1 TIMES A</text:p>
          </table:table-cell>
        </table:table-row>
        <table:table-row>
          <table:table-cell table:style-name="Table1.A2" office:value-type="float" office:value="1803">
            <text:p text:style-name="P1">1803</text:p>
          </table:table-cell>
          <table:table-cell table:style-name="Table1.B2" office:value-type="string">
            <text:p text:style-name="P1">|MAH~axUD5~a|</text:p>
            <text:p text:style-name="P1">|MAH~a×UD₅~a~v1|</text:p>
          </table:table-cell>
          <table:table-cell table:style-name="Table1.C2" office:value-type="string">
            <text:p text:style-name="P1">MAH-A TIMES UD5-A</text:p>
            <text:p text:style-name="P1">MAH-A TIMES UD5-A VARIANT 1</text:p>
          </table:table-cell>
        </table:table-row>
        <table:table-row>
          <table:table-cell table:style-name="Table1.A2" office:value-type="float" office:value="1813">
            <text:p text:style-name="P1">1813</text:p>
          </table:table-cell>
          <table:table-cell table:style-name="Table1.B2" office:value-type="string">
            <text:p text:style-name="P1">|MAR~bx(LAGAB~b.SZE3)|</text:p>
            <text:p text:style-name="P1">|MAR~b×(LAGAB~b.ŠE₃~v1)|</text:p>
          </table:table-cell>
          <table:table-cell table:style-name="Table1.C2" office:value-type="string">
            <text:p text:style-name="P1">MAR-B TIMES LAGAB-B BESIDE SHE3</text:p>
            <text:p text:style-name="P1">MAR-B TIMES LAGAB-B PLUS SHE3 VARIANT 1</text:p>
          </table:table-cell>
        </table:table-row>
        <table:table-row>
          <table:table-cell table:style-name="Table1.A2" office:value-type="float" office:value="1826">
            <text:p text:style-name="P1">1826</text:p>
          </table:table-cell>
          <table:table-cell table:style-name="Table1.B2" office:value-type="string">
            <text:p text:style-name="P1">|NI~a.RU|</text:p>
            <text:p text:style-name="P1">|NI~a.RU~v1|</text:p>
          </table:table-cell>
          <table:table-cell table:style-name="Table1.C2" office:value-type="string">
            <text:p text:style-name="P1">NI-A BESIDE RU</text:p>
            <text:p text:style-name="P1">NI-A BESIDE RU VARIANT 1</text:p>
          </table:table-cell>
        </table:table-row>
        <table:table-row>
          <table:table-cell table:style-name="Table1.A2" office:value-type="float" office:value="1834">
            <text:p text:style-name="P1">1834</text:p>
          </table:table-cell>
          <table:table-cell table:style-name="Table1.B2" office:value-type="string">
            <text:p text:style-name="P1">|NINDA2x(AN.HI)|</text:p>
            <text:p text:style-name="P1">|NINDA₂×(AN.HI)|</text:p>
          </table:table-cell>
          <table:table-cell table:style-name="Table1.C2" office:value-type="string">
            <text:p text:style-name="P1">NINDA2 TIMES AN BESIDE HI</text:p>
            <text:p text:style-name="P1">NINDA2 TIMES AN PLUS HI</text:p>
          </table:table-cell>
        </table:table-row>
        <table:table-row>
          <table:table-cell table:style-name="Table1.A2" office:value-type="float" office:value="1835">
            <text:p text:style-name="P1">1835</text:p>
          </table:table-cell>
          <table:table-cell table:style-name="Table1.B2" office:value-type="string">
            <text:p text:style-name="P1">|NINDA2x(AN.ME~a)|</text:p>
            <text:p text:style-name="P1">|NINDA₂×(AN.ME~a)|</text:p>
          </table:table-cell>
          <table:table-cell table:style-name="Table1.C2" office:value-type="string">
            <text:p text:style-name="P1">NINDA2 TIMES AN BESIDE ME-A</text:p>
            <text:p text:style-name="P1">NINDA2 TIMES AN PLUS ME-A</text:p>
          </table:table-cell>
        </table:table-row>
        <table:table-row>
          <table:table-cell table:style-name="Table1.A2" office:value-type="float" office:value="1836">
            <text:p text:style-name="P1">1836</text:p>
          </table:table-cell>
          <table:table-cell table:style-name="Table1.B2" office:value-type="string">
            <text:p text:style-name="P1">|NINDA2x(AN.X)|</text:p>
            <text:p text:style-name="P1">|NINDA₂×(AN.X)|</text:p>
          </table:table-cell>
          <table:table-cell table:style-name="Table1.C2" office:value-type="string">
            <text:p text:style-name="P1">NINDA2 TIMES AN BESIDE X</text:p>
            <text:p text:style-name="P1">NINDA2 TIMES AN PLUS X</text:p>
          </table:table-cell>
        </table:table-row>
        <table:table-row>
          <table:table-cell table:style-name="Table1.A2" office:value-type="float" office:value="1844">
            <text:p text:style-name="P1">1844</text:p>
          </table:table-cell>
          <table:table-cell table:style-name="Table1.B2" office:value-type="string">
            <text:p text:style-name="P1">|NINDA2xGUDU4|</text:p>
            <text:p text:style-name="P1">|NINDA₂×(HI~a1.ME~a)|</text:p>
          </table:table-cell>
          <table:table-cell table:style-name="Table1.C2" office:value-type="string">
            <text:p text:style-name="P1">NINDA2 TIMES GUDU4</text:p>
            <text:p text:style-name="P1">NINDA2 TIMES HI-A1 PLUS ME-A</text:p>
          </table:table-cell>
        </table:table-row>
        <text:soft-page-break/>
        <table:table-row>
          <table:table-cell table:style-name="Table1.A2" office:value-type="float" office:value="1844.1">
            <text:p text:style-name="P1">1844.1</text:p>
          </table:table-cell>
          <table:table-cell table:style-name="Table1.B2" office:value-type="string">
            <text:p text:style-name="P1">|NINDA2xGUDU4|</text:p>
            <text:p text:style-name="P1">|NINDA₂×(HI~a1.AN.ME~a)|</text:p>
          </table:table-cell>
          <table:table-cell table:style-name="Table1.C2" office:value-type="string">
            <text:p text:style-name="P1">NINDA2 TIMES GUDU4 VARIANT 1</text:p>
            <text:p text:style-name="P1">NINDA2 TIMES HI-A1 PLUS AN PLUS ME-A</text:p>
          </table:table-cell>
        </table:table-row>
        <table:table-row>
          <table:table-cell table:style-name="Table1.A2" office:value-type="float" office:value="1846">
            <text:p text:style-name="P1">1846</text:p>
          </table:table-cell>
          <table:table-cell table:style-name="Table1.B2" office:value-type="string">
            <text:p text:style-name="P1">|NINDA2x(HI.AN.ME~a)|</text:p>
            <text:p text:style-name="P1">|NINDA₂×(HI.AN.ME~a)|</text:p>
          </table:table-cell>
          <table:table-cell table:style-name="Table1.C2" office:value-type="string">
            <text:p text:style-name="P1">NINDA2 TIMES HI BESIDE AN BESIDE ME-A</text:p>
            <text:p text:style-name="P1">NINDA2 TIMES HI PLUS AN PLUS ME-A</text:p>
          </table:table-cell>
        </table:table-row>
        <table:table-row>
          <table:table-cell table:style-name="Table1.A2" office:value-type="float" office:value="1847">
            <text:p text:style-name="P1">1847</text:p>
          </table:table-cell>
          <table:table-cell table:style-name="Table1.B2" office:value-type="string">
            <text:p text:style-name="P1">|NINDA2x(HI.ME~a)|</text:p>
            <text:p text:style-name="P1">|NINDA₂×(HI.ME~a)|</text:p>
          </table:table-cell>
          <table:table-cell table:style-name="Table1.C2" office:value-type="string">
            <text:p text:style-name="P1">NINDA2 TIMES HI BESIDE ME-A</text:p>
            <text:p text:style-name="P1">NINDA2 TIMES HI PLUS ME-A</text:p>
          </table:table-cell>
        </table:table-row>
        <table:table-row>
          <table:table-cell table:style-name="Table1.A2" office:value-type="float" office:value="1848">
            <text:p text:style-name="P1">1848</text:p>
          </table:table-cell>
          <table:table-cell table:style-name="Table1.B2" office:value-type="string">
            <text:p text:style-name="P1">|NINDA2x(HI.X)|</text:p>
            <text:p text:style-name="P1">|NINDA₂×(HI.X)|</text:p>
          </table:table-cell>
          <table:table-cell table:style-name="Table1.C2" office:value-type="string">
            <text:p text:style-name="P1">NINDA2 TIMES HI BESIDE X</text:p>
            <text:p text:style-name="P1">NINDA2 TIMES HI PLUS X</text:p>
          </table:table-cell>
        </table:table-row>
        <table:table-row>
          <table:table-cell table:style-name="Table1.A2" office:value-type="float" office:value="1849">
            <text:p text:style-name="P1">1849</text:p>
          </table:table-cell>
          <table:table-cell table:style-name="Table1.B2" office:value-type="string">
            <text:p text:style-name="P1">|NINDA2x(HI@g~a.1(N06))|</text:p>
            <text:p text:style-name="P1">|NINDA₂×(1(N06).HI@g~a)|</text:p>
          </table:table-cell>
          <table:table-cell table:style-name="Table1.C2" office:value-type="string">
            <text:p text:style-name="P1">NINDA2 TIMES HI GUNU-A BESIDE ONE-N6</text:p>
            <text:p text:style-name="P1">NINDA2 TIMES ONE-N6 PLUS HI GUNU-A</text:p>
          </table:table-cell>
        </table:table-row>
        <table:table-row>
          <table:table-cell table:style-name="Table1.A2" office:value-type="float" office:value="1855">
            <text:p text:style-name="P1">1855</text:p>
          </table:table-cell>
          <table:table-cell table:style-name="Table1.B2" office:value-type="string">
            <text:p text:style-name="P1">|NINDA2x(U4.X)|</text:p>
            <text:p text:style-name="P1">|NINDA₂×(U₄.X)|</text:p>
          </table:table-cell>
          <table:table-cell table:style-name="Table1.C2" office:value-type="string">
            <text:p text:style-name="P1">NINDA2 TIMES U4 BESIDE X</text:p>
            <text:p text:style-name="P1">NINDA2 TIMES U4 PLUS X</text:p>
          </table:table-cell>
        </table:table-row>
        <table:table-row>
          <table:table-cell table:style-name="Table1.A2" office:value-type="float" office:value="1856">
            <text:p text:style-name="P1">1856</text:p>
          </table:table-cell>
          <table:table-cell table:style-name="Table1.B2" office:value-type="string">
            <text:p text:style-name="P1">|NINDA2x((UDU~axTAR)~a)|</text:p>
            <text:p text:style-name="P1">|NINDA₂×(UDU~a×TAR~a)|</text:p>
          </table:table-cell>
          <table:table-cell table:style-name="Table1.C2" office:value-type="string">
            <text:p text:style-name="P1">NINDA2 TIMES UDU-A TIMES TAR FORM A</text:p>
            <text:p text:style-name="P1">NINDA2 TIMES UDU-A TIMES TAR-A</text:p>
          </table:table-cell>
        </table:table-row>
        <table:table-row>
          <table:table-cell table:style-name="Table1.A2" office:value-type="float" office:value="1857">
            <text:p text:style-name="P1">1857</text:p>
          </table:table-cell>
          <table:table-cell table:style-name="Table1.B2" office:value-type="string">
            <text:p text:style-name="P1">|NINDA2x((UDU~axTAR)~b)|</text:p>
            <text:p text:style-name="P1">|NINDA₂×(UDU~a×TAR~b)|</text:p>
          </table:table-cell>
          <table:table-cell table:style-name="Table1.C2" office:value-type="string">
            <text:p text:style-name="P1">NINDA2 TIMES UDU-A TIMES TAR FORM B</text:p>
            <text:p text:style-name="P1">NINDA2 TIMES UDU-A TIMES TAR-B</text:p>
          </table:table-cell>
        </table:table-row>
        <table:table-row>
          <table:table-cell table:style-name="Table1.A2" office:value-type="float" office:value="1864">
            <text:p text:style-name="P1">1864</text:p>
          </table:table-cell>
          <table:table-cell table:style-name="Table1.B2" office:value-type="string">
            <text:p text:style-name="P1">|NUN~a+EN~a|</text:p>
            <text:p text:style-name="P1">|NUN~a+EN~a~v2|</text:p>
          </table:table-cell>
          <table:table-cell table:style-name="Table1.C2" office:value-type="string">
            <text:p text:style-name="P1">NUN-A JOINING EN-A</text:p>
            <text:p text:style-name="P1">NUN-A JOINING EN-A VARIANT 2</text:p>
          </table:table-cell>
        </table:table-row>
        <table:table-row>
          <table:table-cell table:style-name="Table1.A2" office:value-type="float" office:value="1865">
            <text:p text:style-name="P1">1865</text:p>
          </table:table-cell>
          <table:table-cell table:style-name="Table1.B2" office:value-type="string">
            <text:p text:style-name="P1">|NUN~a+EN~b|</text:p>
            <text:p text:style-name="P1">|NUN~a+EN~b~v1|</text:p>
          </table:table-cell>
          <table:table-cell table:style-name="Table1.C2" office:value-type="string">
            <text:p text:style-name="P1">NUN-A JOINING EN-B</text:p>
            <text:p text:style-name="P1">NUN-A JOINING EN-B VARIANT 1</text:p>
          </table:table-cell>
        </table:table-row>
        <table:table-row>
          <table:table-cell table:style-name="Table1.A2" office:value-type="float" office:value="1870">
            <text:p text:style-name="P1">1870</text:p>
          </table:table-cell>
          <table:table-cell table:style-name="Table1.B2" office:value-type="string">
            <text:p text:style-name="P1">|SAGx1(N14)|</text:p>
            <text:p text:style-name="P1">|SAG~v1×1(N14)|</text:p>
          </table:table-cell>
          <table:table-cell table:style-name="Table1.C2" office:value-type="string">
            <text:p text:style-name="P1">SAG TIMES ONE-N14</text:p>
            <text:p text:style-name="P1">SAG VARIANT 1 TIMES ONE-N14</text:p>
          </table:table-cell>
        </table:table-row>
        <table:table-row>
          <table:table-cell table:style-name="Table1.A2" office:value-type="float" office:value="1872">
            <text:p text:style-name="P1">1872</text:p>
          </table:table-cell>
          <table:table-cell table:style-name="Table1.B2" office:value-type="string">
            <text:p text:style-name="P1">|SAGxGESZTU~b|</text:p>
            <text:p text:style-name="P1">|SAG@n×GEŠTU~b|</text:p>
          </table:table-cell>
          <table:table-cell table:style-name="Table1.C2" office:value-type="string">
            <text:p text:style-name="P1">SAG VARIANT 1 TIMES GESHTU-B</text:p>
            <text:p text:style-name="P1">SAG NUTILLU TIMES GESHTU-B</text:p>
          </table:table-cell>
        </table:table-row>
        <table:table-row>
          <table:table-cell table:style-name="Table1.A2" office:value-type="float" office:value="1872.1">
            <text:p text:style-name="P1">1872.1</text:p>
          </table:table-cell>
          <table:table-cell table:style-name="Table1.B2" office:value-type="string">
            <text:p text:style-name="P1">|SAGxGESZTU~b|</text:p>
            <text:p text:style-name="P1">|SAG~v2×GEŠTU~b|</text:p>
          </table:table-cell>
          <table:table-cell table:style-name="Table1.C2" office:value-type="string">
            <text:p text:style-name="P1">SAG TIMES GESHTU-B VARIANT 1</text:p>
            <text:p text:style-name="P1">SAG VARIANT 2 TIMES GESHTU-B</text:p>
          </table:table-cell>
        </table:table-row>
        <table:table-row>
          <table:table-cell table:style-name="Table1.A2" office:value-type="float" office:value="1873">
            <text:p text:style-name="P1">1873</text:p>
          </table:table-cell>
          <table:table-cell table:style-name="Table1.B2" office:value-type="string">
            <text:p text:style-name="P1">|SAGxGESZTU~c|</text:p>
            <text:p text:style-name="P1">|SAG~v1×GEŠTU~c|</text:p>
          </table:table-cell>
          <table:table-cell table:style-name="Table1.C2" office:value-type="string">
            <text:p text:style-name="P1">SAG TIMES GESHTU-C</text:p>
            <text:p text:style-name="P1">SAG VARIANT 1 TIMES GESHTU-C</text:p>
          </table:table-cell>
        </table:table-row>
        <table:table-row>
          <table:table-cell table:style-name="Table1.A2" office:value-type="float" office:value="1875">
            <text:p text:style-name="P1">1875</text:p>
          </table:table-cell>
          <table:table-cell table:style-name="Table1.B2" office:value-type="string">
            <text:p text:style-name="P1">|SAGxMA|</text:p>
            <text:p text:style-name="P1">|SAG~v1×MA~v1|</text:p>
          </table:table-cell>
          <table:table-cell table:style-name="Table1.C2" office:value-type="string">
            <text:p text:style-name="P1">SAG TIMES MA</text:p>
            <text:p text:style-name="P1">SAG VARIANT 1 TIMES MA VARIANT 1</text:p>
          </table:table-cell>
        </table:table-row>
        <table:table-row>
          <table:table-cell table:style-name="Table1.A2" office:value-type="float" office:value="1880">
            <text:p text:style-name="P1">1880</text:p>
          </table:table-cell>
          <table:table-cell table:style-name="Table1.B2" office:value-type="string">
            <text:p text:style-name="P1">|SAL.SZU2|</text:p>
            <text:p text:style-name="P1">|SAL.ŠU₂~b|</text:p>
          </table:table-cell>
          <table:table-cell table:style-name="Table1.C2" office:value-type="string">
            <text:p text:style-name="P1">SAL BESIDE SHU2</text:p>
            <text:p text:style-name="P1">SAL BESIDE SHU2-B</text:p>
          </table:table-cell>
        </table:table-row>
        <table:table-row>
          <table:table-cell table:style-name="Table1.A2" office:value-type="float" office:value="1891">
            <text:p text:style-name="P1">1891</text:p>
          </table:table-cell>
          <table:table-cell table:style-name="Table1.B2" office:value-type="string">
            <text:p text:style-name="P1">|SZITA~a1xSZU2|</text:p>
            <text:p text:style-name="P1">|ŠITA~a1×ŠU₂~b|</text:p>
          </table:table-cell>
          <table:table-cell table:style-name="Table1.C2" office:value-type="string">
            <text:p text:style-name="P1">SHITA-A1 TIMES SHU2</text:p>
            <text:p text:style-name="P1">SHITA-A1 TIMES SHU2-B</text:p>
          </table:table-cell>
        </table:table-row>
        <table:table-row>
          <table:table-cell table:style-name="Table1.A2" office:value-type="float" office:value="1893">
            <text:p text:style-name="P1">1893</text:p>
          </table:table-cell>
          <table:table-cell table:style-name="Table1.B2" office:value-type="string">
            <text:p text:style-name="P1">|SZITA~b1xHI@g~a|</text:p>
            <text:p text:style-name="P1">|ŠITA~b1@g×HI@g~a|</text:p>
          </table:table-cell>
          <table:table-cell table:style-name="Table1.C2" office:value-type="string">
            <text:p text:style-name="P1">SHITA-B1 TIMES HI GUNU-A</text:p>
            <text:p text:style-name="P1">SHITA-B1 GUNU TIMES HI GUNU-A</text:p>
          </table:table-cell>
        </table:table-row>
        <table:table-row>
          <table:table-cell table:style-name="Table1.A2" office:value-type="float" office:value="1899">
            <text:p text:style-name="P1">1899</text:p>
          </table:table-cell>
          <table:table-cell table:style-name="Table1.B2" office:value-type="string">
            <text:p text:style-name="P1">|SZU2.1(N02)|</text:p>
            <text:p text:style-name="P1">|ŠU₂~b.1(N02)|</text:p>
          </table:table-cell>
          <table:table-cell table:style-name="Table1.C2" office:value-type="string">
            <text:p text:style-name="P1">SHU2 BESIDE ONE-N2</text:p>
            <text:p text:style-name="P1">SHU2-B BESIDE ONE-N2</text:p>
          </table:table-cell>
        </table:table-row>
        <table:table-row>
          <table:table-cell table:style-name="Table1.A2" office:value-type="float" office:value="1901">
            <text:p text:style-name="P1">1901</text:p>
          </table:table-cell>
          <table:table-cell table:style-name="Table1.B2" office:value-type="string">
            <text:p text:style-name="P1">|SZU2.AN|</text:p>
            <text:p text:style-name="P1">|ŠU₂~a.AN|</text:p>
          </table:table-cell>
          <table:table-cell table:style-name="Table1.C2" office:value-type="string">
            <text:p text:style-name="P1">SHU2 BESIDE AN</text:p>
            <text:p text:style-name="P1">SHU2-A BESIDE AN</text:p>
          </table:table-cell>
        </table:table-row>
        <table:table-row>
          <table:table-cell table:style-name="Table1.A2" office:value-type="float" office:value="1902">
            <text:p text:style-name="P1">1902</text:p>
          </table:table-cell>
          <table:table-cell table:style-name="Table1.B2" office:value-type="string">
            <text:p text:style-name="P1">|SZU2.E2~a|</text:p>
            <text:p text:style-name="P1">|ŠU₂~b.E₂~a|</text:p>
          </table:table-cell>
          <table:table-cell table:style-name="Table1.C2" office:value-type="string">
            <text:p text:style-name="P1">SHU2 BESIDE E2-A</text:p>
            <text:p text:style-name="P1">SHU2-B BESIDE E2-A</text:p>
          </table:table-cell>
        </table:table-row>
        <table:table-row>
          <table:table-cell table:style-name="Table1.A2" office:value-type="float" office:value="1903">
            <text:p text:style-name="P1">1903</text:p>
          </table:table-cell>
          <table:table-cell table:style-name="Table1.B2" office:value-type="string">
            <text:p text:style-name="P1">|SZU2.E2~b|</text:p>
            <text:p text:style-name="P1">|ŠU₂~b.E₂~b|</text:p>
          </table:table-cell>
          <table:table-cell table:style-name="Table1.C2" office:value-type="string">
            <text:p text:style-name="P1">SHU2 BESIDE E2-B</text:p>
            <text:p text:style-name="P1">SHU2-B BESIDE E2-B</text:p>
          </table:table-cell>
        </table:table-row>
        <table:table-row>
          <table:table-cell table:style-name="Table1.A2" office:value-type="float" office:value="1904">
            <text:p text:style-name="P1">1904</text:p>
          </table:table-cell>
          <table:table-cell table:style-name="Table1.B2" office:value-type="string">
            <text:p text:style-name="P1">|SZU2.EN~a|</text:p>
            <text:p text:style-name="P1">|ŠU₂~a.EN~a~v1|</text:p>
          </table:table-cell>
          <table:table-cell table:style-name="Table1.C2" office:value-type="string">
            <text:p text:style-name="P1">SHU2 BESIDE EN-A</text:p>
            <text:p text:style-name="P1">SHU2-A BESIDE EN-A VARIANT 1</text:p>
          </table:table-cell>
        </table:table-row>
        <text:soft-page-break/>
        <table:table-row>
          <table:table-cell table:style-name="Table1.A2" office:value-type="float" office:value="1904.1">
            <text:p text:style-name="P1">1904.1</text:p>
          </table:table-cell>
          <table:table-cell table:style-name="Table1.B2" office:value-type="string">
            <text:p text:style-name="P1">|SZU2.EN~a|</text:p>
            <text:p text:style-name="P1">|ŠU₂~a.EN~a~v2|</text:p>
          </table:table-cell>
          <table:table-cell table:style-name="Table1.C2" office:value-type="string">
            <text:p text:style-name="P1">SHU2 BESIDE EN-A VARIANT 1</text:p>
            <text:p text:style-name="P1">SHU2-A BESIDE EN-A VARIANT 2</text:p>
          </table:table-cell>
        </table:table-row>
        <table:table-row>
          <table:table-cell table:style-name="Table1.A2" office:value-type="float" office:value="1905">
            <text:p text:style-name="P1">1905</text:p>
          </table:table-cell>
          <table:table-cell table:style-name="Table1.B2" office:value-type="string">
            <text:p text:style-name="P1">|SZU2.EN~b|</text:p>
            <text:p text:style-name="P1">|ŠU₂~a.EN~b~v1|</text:p>
          </table:table-cell>
          <table:table-cell table:style-name="Table1.C2" office:value-type="string">
            <text:p text:style-name="P1">SHU2 BESIDE EN-B</text:p>
            <text:p text:style-name="P1">SHU2-A BESIDE EN-B VARIANT 1</text:p>
          </table:table-cell>
        </table:table-row>
        <table:table-row>
          <table:table-cell table:style-name="Table1.A2" office:value-type="float" office:value="1906">
            <text:p text:style-name="P1">1906</text:p>
          </table:table-cell>
          <table:table-cell table:style-name="Table1.B2" office:value-type="string">
            <text:p text:style-name="P1">|SZU2.GISZ|</text:p>
            <text:p text:style-name="P1">|ŠU₂~b.GIŠ|</text:p>
          </table:table-cell>
          <table:table-cell table:style-name="Table1.C2" office:value-type="string">
            <text:p text:style-name="P1">SHU2 BESIDE GISH</text:p>
            <text:p text:style-name="P1">SHU2-B BESIDE GISH</text:p>
          </table:table-cell>
        </table:table-row>
        <table:table-row>
          <table:table-cell table:style-name="Table1.A2" office:value-type="float" office:value="1907">
            <text:p text:style-name="P1">1907</text:p>
          </table:table-cell>
          <table:table-cell table:style-name="Table1.B2" office:value-type="string">
            <text:p text:style-name="P1">|SZU2.((HIx1(N57))&amp;(HIx1(N57)))|</text:p>
            <text:p text:style-name="P1">|ŠU₂~a.(HI×1(N57))&amp;(HI×1(N57))|</text:p>
          </table:table-cell>
          <table:table-cell table:style-name="Table1.C2" office:value-type="string">
            <text:p text:style-name="P1">SHU2 BESIDE HI TIMES ONE-N57 OVER HI TIMES ONE-N57</text:p>
            <text:p text:style-name="P1">SHU2-A BESIDE HI TIMES ONE-N57 OVER HI TIMES ONE-N57</text:p>
          </table:table-cell>
        </table:table-row>
        <table:table-row>
          <table:table-cell table:style-name="Table1.A2" office:value-type="float" office:value="1908">
            <text:p text:style-name="P1">1908</text:p>
          </table:table-cell>
          <table:table-cell table:style-name="Table1.B2" office:value-type="string">
            <text:p text:style-name="P1">|SZU2.URI3~a|</text:p>
            <text:p text:style-name="P1">|ŠU₂~a.URI₃~a~v1|</text:p>
          </table:table-cell>
          <table:table-cell table:style-name="Table1.C2" office:value-type="string">
            <text:p text:style-name="P1">SHU2 BESIDE URI3-A</text:p>
            <text:p text:style-name="P1">SHU2-A BESIDE URI3-A VARIANT 1</text:p>
          </table:table-cell>
        </table:table-row>
        <table:table-row>
          <table:table-cell table:style-name="Table1.A2" office:value-type="float" office:value="1910">
            <text:p text:style-name="P1">1910</text:p>
          </table:table-cell>
          <table:table-cell table:style-name="Table1.B2" office:value-type="string">
            <text:p text:style-name="P1">|SIxSZE3|</text:p>
            <text:p text:style-name="P1">|SI×ŠE₃~v1|</text:p>
          </table:table-cell>
          <table:table-cell table:style-name="Table1.C2" office:value-type="string">
            <text:p text:style-name="P1">SI TIMES SHE3</text:p>
            <text:p text:style-name="P1">SI TIMES SHE3 VARIANT 1</text:p>
          </table:table-cell>
        </table:table-row>
        <table:table-row>
          <table:table-cell table:style-name="Table1.A2" office:value-type="float" office:value="1918">
            <text:p text:style-name="P1">1918</text:p>
          </table:table-cell>
          <table:table-cell table:style-name="Table1.B2" office:value-type="string">
            <text:p text:style-name="P1">|SILA3~axDUG~a|</text:p>
            <text:p text:style-name="P1">|SILA₃~a~v1×DUG~a|</text:p>
          </table:table-cell>
          <table:table-cell table:style-name="Table1.C2" office:value-type="string">
            <text:p text:style-name="P1">SILA3-A TIMES DUG-A</text:p>
            <text:p text:style-name="P1">SILA3-A VARIANT 1 TIMES DUG-A</text:p>
          </table:table-cell>
        </table:table-row>
        <table:table-row>
          <table:table-cell table:style-name="Table1.A2" office:value-type="float" office:value="1920">
            <text:p text:style-name="P1">1920</text:p>
          </table:table-cell>
          <table:table-cell table:style-name="Table1.B2" office:value-type="string">
            <text:p text:style-name="P1">|SILA3~axGA~a|</text:p>
            <text:p text:style-name="P1">|SILA₃~a×GA~a~v3|</text:p>
          </table:table-cell>
          <table:table-cell table:style-name="Table1.C2" office:value-type="string">
            <text:p text:style-name="P1">SILA3-A TIMES GA-A</text:p>
            <text:p text:style-name="P1">SILA3-A TIMES GA-A VARIANT 3</text:p>
          </table:table-cell>
        </table:table-row>
        <table:table-row>
          <table:table-cell table:style-name="Table1.A2" office:value-type="float" office:value="1922">
            <text:p text:style-name="P1">1922</text:p>
          </table:table-cell>
          <table:table-cell table:style-name="Table1.B2" office:value-type="string">
            <text:p text:style-name="P1">|SILA3~axGESZTU~a|</text:p>
            <text:p text:style-name="P1">|SILA₃~a×GEŠTU~a~v2|</text:p>
          </table:table-cell>
          <table:table-cell table:style-name="Table1.C2" office:value-type="string">
            <text:p text:style-name="P1">SILA3-A TIMES GESHTU-A</text:p>
            <text:p text:style-name="P1">SILA3-A TIMES GESHTU-A VARIANT 2</text:p>
          </table:table-cell>
        </table:table-row>
        <table:table-row>
          <table:table-cell table:style-name="Table1.A2" office:value-type="float" office:value="1934">
            <text:p text:style-name="P1">1934</text:p>
          </table:table-cell>
          <table:table-cell table:style-name="Table1.B2" office:value-type="string">
            <text:p text:style-name="P1">|SILA3~axMA|</text:p>
            <text:p text:style-name="P1">|SILA₃~a×MA~v1|</text:p>
          </table:table-cell>
          <table:table-cell table:style-name="Table1.C2" office:value-type="string">
            <text:p text:style-name="P1">SILA3-A TIMES MA</text:p>
            <text:p text:style-name="P1">SILA3-A TIMES MA VARIANT 1</text:p>
          </table:table-cell>
        </table:table-row>
        <table:table-row>
          <table:table-cell table:style-name="Table1.A2" office:value-type="float" office:value="1942">
            <text:p text:style-name="P1">1942</text:p>
          </table:table-cell>
          <table:table-cell table:style-name="Table1.B2" office:value-type="string">
            <text:p text:style-name="P1">|SILA3~axSZU2|</text:p>
            <text:p text:style-name="P1">|SILA₃~a×ŠU₂~b|</text:p>
          </table:table-cell>
          <table:table-cell table:style-name="Table1.C2" office:value-type="string">
            <text:p text:style-name="P1">SILA3-A TIMES SHU2</text:p>
            <text:p text:style-name="P1">SILA3-A TIMES SHU2-B</text:p>
          </table:table-cell>
        </table:table-row>
        <table:table-row>
          <table:table-cell table:style-name="Table1.A2" office:value-type="float" office:value="1944">
            <text:p text:style-name="P1">1944</text:p>
          </table:table-cell>
          <table:table-cell table:style-name="Table1.B2" office:value-type="string">
            <text:p text:style-name="P1">|SILA3~axSUM~a|</text:p>
            <text:p text:style-name="P1">|SILA₃~a×SUM~a~v1|</text:p>
          </table:table-cell>
          <table:table-cell table:style-name="Table1.C2" office:value-type="string">
            <text:p text:style-name="P1">SILA3-A TIMES SUM-A</text:p>
            <text:p text:style-name="P1">SILA3-A TIMES SUM-A VARIANT 1</text:p>
          </table:table-cell>
        </table:table-row>
        <table:table-row>
          <table:table-cell table:style-name="Table1.A2" office:value-type="float" office:value="1947">
            <text:p text:style-name="P1">1947</text:p>
          </table:table-cell>
          <table:table-cell table:style-name="Table1.B2" office:value-type="string">
            <text:p text:style-name="P1">|SILA3~axZATU629|</text:p>
            <text:p text:style-name="P1">|SILA₃~a×ZATU629~v1|</text:p>
          </table:table-cell>
          <table:table-cell table:style-name="Table1.C2" office:value-type="string">
            <text:p text:style-name="P1">SILA3-A TIMES ZATU629</text:p>
            <text:p text:style-name="P1">SILA3-A TIMES ZATU629 VARIANT 1</text:p>
          </table:table-cell>
        </table:table-row>
        <table:table-row>
          <table:table-cell table:style-name="Table1.A2" office:value-type="float" office:value="1949">
            <text:p text:style-name="P1">1949</text:p>
          </table:table-cell>
          <table:table-cell table:style-name="Table1.B2" office:value-type="string">
            <text:p text:style-name="P1">|SILA3~ax(ZATU659.TU~c)|</text:p>
            <text:p text:style-name="P1">|SILA₃~a×(ZATU659.TU~c~v1)|</text:p>
          </table:table-cell>
          <table:table-cell table:style-name="Table1.C2" office:value-type="string">
            <text:p text:style-name="P1">SILA3-A TIMES ZATU659 BESIDE TU-C</text:p>
            <text:p text:style-name="P1">SILA3-A TIMES ZATU659 PLUS TU-C VARIANT 1</text:p>
          </table:table-cell>
        </table:table-row>
        <table:table-row>
          <table:table-cell table:style-name="Table1.A2" office:value-type="float" office:value="1953">
            <text:p text:style-name="P1">1953</text:p>
          </table:table-cell>
          <table:table-cell table:style-name="Table1.B2" office:value-type="string">
            <text:p text:style-name="P1">|SILA3~bxNI~a|</text:p>
            <text:p text:style-name="P1">|SILA₃~c×NI~a|</text:p>
          </table:table-cell>
          <table:table-cell table:style-name="Table1.C2" office:value-type="string">
            <text:p text:style-name="P1">SILA3-B TIMES NI-A</text:p>
            <text:p text:style-name="P1">SILA3-C TIMES NI-A</text:p>
          </table:table-cell>
        </table:table-row>
        <table:table-row>
          <table:table-cell table:style-name="Table1.A2" office:value-type="float" office:value="1992">
            <text:p text:style-name="P1">1992</text:p>
          </table:table-cell>
          <table:table-cell table:style-name="Table1.B2" office:value-type="string">
            <text:p text:style-name="P1">|U4x3(N01).3(N08)|</text:p>
            <text:p text:style-name="P1">|U₄×3(N01).3(N08)~v1|</text:p>
          </table:table-cell>
          <table:table-cell table:style-name="Table1.C2" office:value-type="string">
            <text:p text:style-name="P1">U4 TIMES THREE-N1 BESIDE THREE-N8</text:p>
            <text:p text:style-name="P1">U4 TIMES THREE-N1 BESIDE THREE-N8 VARIANT 1</text:p>
          </table:table-cell>
        </table:table-row>
        <table:table-row>
          <table:table-cell table:style-name="Table1.A2" office:value-type="float" office:value="1999">
            <text:p text:style-name="P1">1999</text:p>
          </table:table-cell>
          <table:table-cell table:style-name="Table1.B2" office:value-type="string">
            <text:p text:style-name="P1">|U4.4(N08)|</text:p>
            <text:p text:style-name="P1">|U₄.4(N08)~v1|</text:p>
          </table:table-cell>
          <table:table-cell table:style-name="Table1.C2" office:value-type="string">
            <text:p text:style-name="P1">U4 BESIDE FOUR-N8</text:p>
            <text:p text:style-name="P1">U4 BESIDE FOUR-N8 VARIANT 1</text:p>
          </table:table-cell>
        </table:table-row>
        <table:table-row>
          <table:table-cell table:style-name="Table1.A2" office:value-type="float" office:value="2014">
            <text:p text:style-name="P1">2014</text:p>
          </table:table-cell>
          <table:table-cell table:style-name="Table1.B2" office:value-type="string">
            <text:p text:style-name="P1">|U4x10(N57)|</text:p>
            <text:p text:style-name="P1">|U₄×10(N57)|</text:p>
          </table:table-cell>
          <table:table-cell table:style-name="Table1.C2" office:value-type="string">
            <text:p text:style-name="P1">U4 TIMES TEN-N57</text:p>
            <text:p text:style-name="P1">U4 TIMES ONE-N57</text:p>
          </table:table-cell>
        </table:table-row>
        <table:table-row>
          <table:table-cell table:style-name="Table1.A2" office:value-type="float" office:value="2015">
            <text:p text:style-name="P1">2015</text:p>
          </table:table-cell>
          <table:table-cell table:style-name="Table1.B2" office:value-type="string">
            <text:p text:style-name="P1">|U4x(X(N01))|</text:p>
            <text:p text:style-name="P1">|U₄×N(N01)|</text:p>
          </table:table-cell>
          <table:table-cell table:style-name="Table1.C2" office:value-type="string">
            <text:p text:style-name="P1">U4 TIMES X-N1</text:p>
            <text:p text:style-name="P1">U4 TIMES N-N1</text:p>
          </table:table-cell>
        </table:table-row>
        <table:table-row>
          <table:table-cell table:style-name="Table1.A2" office:value-type="float" office:value="2016">
            <text:p text:style-name="P1">2016</text:p>
          </table:table-cell>
          <table:table-cell table:style-name="Table1.B2" office:value-type="string">
            <text:p text:style-name="P1">|U4.SZU2|</text:p>
            <text:p text:style-name="P1">|U₄.ŠU₂~b|</text:p>
          </table:table-cell>
          <table:table-cell table:style-name="Table1.C2" office:value-type="string">
            <text:p text:style-name="P1">U4 BESIDE SHU2</text:p>
            <text:p text:style-name="P1">U4 BESIDE SHU2-B</text:p>
          </table:table-cell>
        </table:table-row>
        <table:table-row>
          <table:table-cell table:style-name="Table1.A2" office:value-type="float" office:value="2019">
            <text:p text:style-name="P1">2019</text:p>
          </table:table-cell>
          <table:table-cell table:style-name="Table1.B2" office:value-type="string">
            <text:p text:style-name="P1">|(U8xTAR)~b|</text:p>
            <text:p text:style-name="P1">|U₈×TAR~b|</text:p>
          </table:table-cell>
          <table:table-cell table:style-name="Table1.C2" office:value-type="string">
            <text:p text:style-name="P1">U8 TIMES TAR FORM B</text:p>
            <text:p text:style-name="P1">U8 TIMES TAR-B</text:p>
          </table:table-cell>
        </table:table-row>
        <table:table-row>
          <table:table-cell table:style-name="Table1.A2" office:value-type="float" office:value="2020">
            <text:p text:style-name="P1">2020</text:p>
          </table:table-cell>
          <table:table-cell table:style-name="Table1.B2" office:value-type="string">
            <text:p text:style-name="P1">|(UDU~axTAR)~a|</text:p>
            <text:p text:style-name="P1">|UDU~a×TAR~a|</text:p>
          </table:table-cell>
          <table:table-cell table:style-name="Table1.C2" office:value-type="string">
            <text:p text:style-name="P1">UDU-A TIMES TAR FORM A</text:p>
            <text:p text:style-name="P1">UDU-A TIMES TAR-A</text:p>
          </table:table-cell>
        </table:table-row>
        <table:table-row>
          <table:table-cell table:style-name="Table1.A2" office:value-type="float" office:value="2021">
            <text:p text:style-name="P1">2021</text:p>
          </table:table-cell>
          <table:table-cell table:style-name="Table1.B2" office:value-type="string">
            <text:p text:style-name="P1">|(UDU~axTAR)~b|</text:p>
            <text:p text:style-name="P1">|UDU~a×TAR~b|</text:p>
          </table:table-cell>
          <table:table-cell table:style-name="Table1.C2" office:value-type="string">
            <text:p text:style-name="P1">UDU-A TIMES TAR FORM B</text:p>
            <text:p text:style-name="P1">UDU-A TIMES TAR-B</text:p>
          </table:table-cell>
        </table:table-row>
        <text:soft-page-break/>
        <table:table-row>
          <table:table-cell table:style-name="Table1.A2" office:value-type="float" office:value="2026">
            <text:p text:style-name="P1">2026</text:p>
          </table:table-cell>
          <table:table-cell table:style-name="Table1.B2" office:value-type="string">
            <text:p text:style-name="P1">|UKKIN~bx(DIN.1(N01))|</text:p>
            <text:p text:style-name="P1">|UKKIN~b×(DIN.1(N01))|</text:p>
          </table:table-cell>
          <table:table-cell table:style-name="Table1.C2" office:value-type="string">
            <text:p text:style-name="P1">UKKIN-B TIMES DIN BESIDE ONE-N1</text:p>
            <text:p text:style-name="P1">UKKIN-B TIMES DIN PLUS ONE-N1</text:p>
          </table:table-cell>
        </table:table-row>
        <table:table-row>
          <table:table-cell table:style-name="Table1.A2" office:value-type="float" office:value="2031">
            <text:p text:style-name="P1">2031</text:p>
          </table:table-cell>
          <table:table-cell table:style-name="Table1.B2" office:value-type="string">
            <text:p text:style-name="P1">|UNUG~axA@t|</text:p>
            <text:p text:style-name="P1">|UNUG~a~v1×A@t|</text:p>
          </table:table-cell>
          <table:table-cell table:style-name="Table1.C2" office:value-type="string">
            <text:p text:style-name="P1">UNUG-A TIMES A TENU</text:p>
            <text:p text:style-name="P1">UNUG-A VARIANT 1 TIMES A TENU</text:p>
          </table:table-cell>
        </table:table-row>
        <table:table-row>
          <table:table-cell table:style-name="Table1.A2" office:value-type="float" office:value="2032">
            <text:p text:style-name="P1">2032</text:p>
          </table:table-cell>
          <table:table-cell table:style-name="Table1.B2" office:value-type="string">
            <text:p text:style-name="P1">|UR~axKAR2|</text:p>
            <text:p text:style-name="P1">|UR~a×KAR₂~b|</text:p>
          </table:table-cell>
          <table:table-cell table:style-name="Table1.C2" office:value-type="string">
            <text:p text:style-name="P1">UR-A TIMES KAR2</text:p>
            <text:p text:style-name="P1">UR-A TIMES KAR2-B</text:p>
          </table:table-cell>
        </table:table-row>
        <table:table-row>
          <table:table-cell table:style-name="Table1.A2" office:value-type="float" office:value="2034">
            <text:p text:style-name="P1">2034</text:p>
          </table:table-cell>
          <table:table-cell table:style-name="Table1.B2" office:value-type="string">
            <text:p text:style-name="P1">|UR2xTAR|</text:p>
            <text:p text:style-name="P1">|UR₂×TAR~c|</text:p>
          </table:table-cell>
          <table:table-cell table:style-name="Table1.C2" office:value-type="string">
            <text:p text:style-name="P1">UR2 TIMES TAR</text:p>
            <text:p text:style-name="P1">UR2 TIMES TAR-C</text:p>
          </table:table-cell>
        </table:table-row>
        <table:table-row>
          <table:table-cell table:style-name="Table1.A2" office:value-type="float" office:value="2040">
            <text:p text:style-name="P1">2040</text:p>
          </table:table-cell>
          <table:table-cell table:style-name="Table1.B2" office:value-type="string">
            <text:p text:style-name="P1">|URU~a1xAMAR|</text:p>
            <text:p text:style-name="P1">|URU~a1×AMAR~v2|</text:p>
          </table:table-cell>
          <table:table-cell table:style-name="Table1.C2" office:value-type="string">
            <text:p text:style-name="P1">URU-A1 TIMES AMAR</text:p>
            <text:p text:style-name="P1">URU-A1 TIMES AMAR VARIANT 2</text:p>
          </table:table-cell>
        </table:table-row>
        <table:table-row>
          <table:table-cell table:style-name="Table1.A2" office:value-type="float" office:value="2049">
            <text:p text:style-name="P1">2049</text:p>
          </table:table-cell>
          <table:table-cell table:style-name="Table1.B2" office:value-type="string">
            <text:p text:style-name="P1">|USZ~bxTAR~c|</text:p>
            <text:p text:style-name="P1">|UŠ~b~v2×TAR~c|</text:p>
          </table:table-cell>
          <table:table-cell table:style-name="Table1.C2" office:value-type="string">
            <text:p text:style-name="P1">USH-B TIMES TAR-C</text:p>
            <text:p text:style-name="P1">USH-B VARIANT 2 TIMES TAR-C</text:p>
          </table:table-cell>
        </table:table-row>
        <table:table-row>
          <table:table-cell table:style-name="Table1.A2" office:value-type="float" office:value="2049.1">
            <text:p text:style-name="P1">2049.1</text:p>
          </table:table-cell>
          <table:table-cell table:style-name="Table1.B2" office:value-type="string">
            <text:p text:style-name="P1">|USZ~bxTAR~c|</text:p>
            <text:p text:style-name="P1">|UŠ~b×TAR~c|</text:p>
          </table:table-cell>
          <table:table-cell table:style-name="Table1.C2" office:value-type="string">
            <text:p text:style-name="P1">USH-B TIMES TAR-C VARIANT 1</text:p>
            <text:p text:style-name="P1">USH-B TIMES TAR-C</text:p>
          </table:table-cell>
        </table:table-row>
        <table:table-row>
          <table:table-cell table:style-name="Table1.A2" office:value-type="float" office:value="2054">
            <text:p text:style-name="P1">2054</text:p>
          </table:table-cell>
          <table:table-cell table:style-name="Table1.B2" office:value-type="string">
            <text:p text:style-name="P1">|ZATU651xEN~a|</text:p>
            <text:p text:style-name="P1">|ZATU651×EN~a~v2|</text:p>
          </table:table-cell>
          <table:table-cell table:style-name="Table1.C2" office:value-type="string">
            <text:p text:style-name="P1">ZATU651 TIMES EN-A</text:p>
            <text:p text:style-name="P1">ZATU651 TIMES EN-A VARIANT 2</text:p>
          </table:table-cell>
        </table:table-row>
        <table:table-row>
          <table:table-cell table:style-name="Table1.A2" office:value-type="float" office:value="2058">
            <text:p text:style-name="P1">2058</text:p>
          </table:table-cell>
          <table:table-cell table:style-name="Table1.B2" office:value-type="string">
            <text:p text:style-name="P1">|ZATU651xSZE~a|</text:p>
            <text:p text:style-name="P1">|ZATU651~v2×ŠE~a|</text:p>
          </table:table-cell>
          <table:table-cell table:style-name="Table1.C2" office:value-type="string">
            <text:p text:style-name="P1">ZATU651 TIMES SHE-A</text:p>
            <text:p text:style-name="P1">ZATU651 VARIANT 2 TIMES SHE-A</text:p>
          </table:table-cell>
        </table:table-row>
        <table:table-row>
          <table:table-cell table:style-name="Table1.A2" office:value-type="float" office:value="2064.1">
            <text:p text:style-name="P1">2064.1</text:p>
          </table:table-cell>
          <table:table-cell table:style-name="Table1.B2" office:value-type="string">
            <text:p text:style-name="P1">|ZATU662x1(N14)|</text:p>
            <text:p text:style-name="P1">|ZATU662~v1×1(N14)|</text:p>
          </table:table-cell>
          <table:table-cell table:style-name="Table1.C2" office:value-type="string">
            <text:p text:style-name="P1">ZATU662 TIMES ONE-N14 VARIANT 1</text:p>
            <text:p text:style-name="P1">ZATU662 VARIANT 1 TIMES ONE-N14</text:p>
          </table:table-cell>
        </table:table-row>
        <table:table-row>
          <table:table-cell table:style-name="Table1.A2" office:value-type="float" office:value="2064.2">
            <text:p text:style-name="P1">2064.2</text:p>
          </table:table-cell>
          <table:table-cell table:style-name="Table1.B2" office:value-type="string">
            <text:p text:style-name="P1">|ZATU662x1(N14)|</text:p>
            <text:p text:style-name="P1">|ZATU662~v2×1(N14)|</text:p>
          </table:table-cell>
          <table:table-cell table:style-name="Table1.C2" office:value-type="string">
            <text:p text:style-name="P1">ZATU662 TIMES ONE-N14 VARIANT 2</text:p>
            <text:p text:style-name="P1">ZATU662 VARIANT 2 TIMES ONE-N14</text:p>
          </table:table-cell>
        </table:table-row>
        <table:table-row>
          <table:table-cell table:style-name="Table1.A2" office:value-type="float" office:value="2065">
            <text:p text:style-name="P1">2065</text:p>
          </table:table-cell>
          <table:table-cell table:style-name="Table1.B2" office:value-type="string">
            <text:p text:style-name="P1">|ZATU711xHI@g~a|</text:p>
            <text:p text:style-name="P1">|ZATU711~v1×HI@g~a|</text:p>
          </table:table-cell>
          <table:table-cell table:style-name="Table1.C2" office:value-type="string">
            <text:p text:style-name="P1">ZATU711 TIMES HI GUNU-A</text:p>
            <text:p text:style-name="P1">ZATU711 VARIANT 1 TIMES HI GUNU-A</text:p>
          </table:table-cell>
        </table:table-row>
        <table:table-row>
          <table:table-cell table:style-name="Table1.A2" office:value-type="float" office:value="2066">
            <text:p text:style-name="P1">2066</text:p>
          </table:table-cell>
          <table:table-cell table:style-name="Table1.B2" office:value-type="string">
            <text:p text:style-name="P1">|ZATU711xX|</text:p>
            <text:p text:style-name="P1">|ZATU711~v1×X|</text:p>
          </table:table-cell>
          <table:table-cell table:style-name="Table1.C2" office:value-type="string">
            <text:p text:style-name="P1">ZATU711 TIMES X</text:p>
            <text:p text:style-name="P1">ZATU711 VARIANT 1 TIMES X</text:p>
          </table:table-cell>
        </table:table-row>
        <table:table-row>
          <table:table-cell table:style-name="Table1.A2" office:value-type="float" office:value="2075">
            <text:p text:style-name="P1">2075</text:p>
          </table:table-cell>
          <table:table-cell table:style-name="Table1.B2" office:value-type="string">
            <text:p text:style-name="P1">|ZATU737xEN~a|</text:p>
            <text:p text:style-name="P1">|ZATU737×EN~a~v2|</text:p>
          </table:table-cell>
          <table:table-cell table:style-name="Table1.C2" office:value-type="string">
            <text:p text:style-name="P1">ZATU737 TIMES EN-A</text:p>
            <text:p text:style-name="P1">ZATU737 TIMES EN-A VARIANT 2</text:p>
          </table:table-cell>
        </table:table-row>
        <table:table-row>
          <table:table-cell table:style-name="Table1.A2" office:value-type="float" office:value="2076">
            <text:p text:style-name="P1">2076</text:p>
          </table:table-cell>
          <table:table-cell table:style-name="Table1.B2" office:value-type="string">
            <text:p text:style-name="P1">|ZATU737xEN~b|</text:p>
            <text:p text:style-name="P1">|ZATU737~v1×EN~b~v1|</text:p>
          </table:table-cell>
          <table:table-cell table:style-name="Table1.C2" office:value-type="string">
            <text:p text:style-name="P1">ZATU737 TIMES EN-B</text:p>
            <text:p text:style-name="P1">ZATU737 VARIANT 1 TIMES EN-B VARIANT 1</text:p>
          </table:table-cell>
        </table:table-row>
        <table:table-row>
          <table:table-cell table:style-name="Table1.A2" office:value-type="float" office:value="2077.1">
            <text:p text:style-name="P1">2077.1</text:p>
          </table:table-cell>
          <table:table-cell table:style-name="Table1.B2" office:value-type="string">
            <text:p text:style-name="P1">|ZATU737xGAR|</text:p>
            <text:p text:style-name="P1">|ZATU737~v1×GAR|</text:p>
          </table:table-cell>
          <table:table-cell table:style-name="Table1.C2" office:value-type="string">
            <text:p text:style-name="P1">ZATU737 TIMES GAR VARIANT 1</text:p>
            <text:p text:style-name="P1">ZATU737 VARIANT 1 TIMES GAR</text:p>
          </table:table-cell>
        </table:table-row>
        <table:table-row>
          <table:table-cell table:style-name="Table1.A2" office:value-type="float" office:value="2080">
            <text:p text:style-name="P1">2080</text:p>
          </table:table-cell>
          <table:table-cell table:style-name="Table1.B2" office:value-type="string">
            <text:p text:style-name="P1">|ZATU737xSAL|</text:p>
            <text:p text:style-name="P1">|ZATU737~v3×SAL|</text:p>
          </table:table-cell>
          <table:table-cell table:style-name="Table1.C2" office:value-type="string">
            <text:p text:style-name="P1">ZATU737 TIMES SAL</text:p>
            <text:p text:style-name="P1">ZATU737 VARIANT 3 TIMES SAL</text:p>
          </table:table-cell>
        </table:table-row>
        <table:table-row>
          <table:table-cell table:style-name="Table1.A2" office:value-type="float" office:value="2085">
            <text:p text:style-name="P1">2085</text:p>
          </table:table-cell>
          <table:table-cell table:style-name="Table1.B2" office:value-type="string">
            <text:p text:style-name="P1">|ZATU737xU4|</text:p>
            <text:p text:style-name="P1">|ZATU737~v3×U₄|</text:p>
          </table:table-cell>
          <table:table-cell table:style-name="Table1.C2" office:value-type="string">
            <text:p text:style-name="P1">ZATU737 TIMES U4</text:p>
            <text:p text:style-name="P1">ZATU737 VARIANT 3 TIMES U4</text:p>
          </table:table-cell>
        </table:table-row>
        <table:table-row>
          <table:table-cell table:style-name="Table1.A2" office:value-type="float" office:value="2086">
            <text:p text:style-name="P1">2086</text:p>
          </table:table-cell>
          <table:table-cell table:style-name="Table1.B2" office:value-type="string">
            <text:p text:style-name="P1">|ZATU737xUNUG~a|</text:p>
            <text:p text:style-name="P1">|ZATU737×UNUG~a~v1|</text:p>
          </table:table-cell>
          <table:table-cell table:style-name="Table1.C2" office:value-type="string">
            <text:p text:style-name="P1">ZATU737 TIMES UNUG-A</text:p>
            <text:p text:style-name="P1">ZATU737 TIMES UNUG-A VARIANT 1</text:p>
          </table:table-cell>
        </table:table-row>
        <table:table-row>
          <table:table-cell table:style-name="Table1.A2" office:value-type="float" office:value="2087">
            <text:p text:style-name="P1">2087</text:p>
          </table:table-cell>
          <table:table-cell table:style-name="Table1.B2" office:value-type="string">
            <text:p text:style-name="P1">|ZATU737xX|</text:p>
            <text:p text:style-name="P1">|ZATU737~v2×X|</text:p>
          </table:table-cell>
          <table:table-cell table:style-name="Table1.C2" office:value-type="string">
            <text:p text:style-name="P1">ZATU737 TIMES X</text:p>
            <text:p text:style-name="P1">ZATU737 VARIANT 2 TIMES X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08:35:35</meta:creation-date>
    <dc:date>2024-04-12T08:50:46</dc:date>
    <dc:creator>Steve Tinney</dc:creator>
    <meta:editing-duration>PT15M12S</meta:editing-duration>
    <meta:editing-cycles>5</meta:editing-cycles>
    <meta:generator>OpenOffice/4.1.14$Unix OpenOffice.org_project/4114m1$Build-9811</meta:generator>
    <meta:document-statistic meta:table-count="1" meta:image-count="0" meta:object-count="0" meta:page-count="7" meta:paragraph-count="788" meta:word-count="2077" meta:character-count="13180"/>
  </office:meta>
</office:document-meta>
</file>